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sudo docker --version</text:p>
      <text:p text:style-name="Standard">[sudo] password for msis: </text:p>
      <text:p text:style-name="Standard">Docker version 24.0.7, build 24.0.7-0ubuntu2~22.04.1</text:p>
      <text:p text:style-name="Standard">msis@msis:~$ sudo <text:s/>systemctl status docker</text:p>
      <text:p text:style-name="Standard">● docker.service - Docker Application Container Engine</text:p>
      <text:p text:style-name="Standard"><text:s text:c="5"/>Loaded: loaded (/lib/systemd/system/docker.service; enabled; vendor preset&gt;</text:p>
      <text:p text:style-name="Standard"><text:s text:c="5"/>Active: active (running) since Tue 2025-02-04 10:52:29 IST; 3h 49min ago</text:p>
      <text:p text:style-name="Standard">TriggeredBy: ● docker.socket</text:p>
      <text:p text:style-name="Standard"><text:s text:c="7"/>Docs: https://docs.docker.com</text:p>
      <text:p text:style-name="Standard"><text:s text:c="3"/>Main PID: 1381 (dockerd)</text:p>
      <text:p text:style-name="Standard"><text:s text:c="6"/>Tasks: 11</text:p>
      <text:p text:style-name="Standard"><text:s text:c="5"/>Memory: 99.3M</text:p>
      <text:p text:style-name="Standard"><text:s text:c="8"/>CPU: 2.917s</text:p>
      <text:p text:style-name="Standard"><text:s text:c="5"/>CGroup: /system.slice/docker.service</text:p>
      <text:p text:style-name="Standard"><text:s text:c="13"/>└─1381 /usr/bin/dockerd -H fd:// --containerd=/run/containerd/cont&gt;</text:p>
      <text:p text:style-name="Standard"/>
      <text:p text:style-name="Standard">Feb 04 10:52:16 msis.cdc.com dockerd[1381]: time="2025-02-04T10:52:16.282647472&gt;</text:p>
      <text:p text:style-name="Standard">Feb 04 10:52:16 msis.cdc.com dockerd[1381]: time="2025-02-04T10:52:16.334007804&gt;</text:p>
      <text:p text:style-name="Standard">Feb 04 10:52:19 msis.cdc.com dockerd[1381]: time="2025-02-04T10:52:19.406895848&gt;</text:p>
      <text:p text:style-name="Standard">Feb 04 10:52:22 msis.cdc.com dockerd[1381]: time="2025-02-04T10:52:22.748545901&gt;</text:p>
      <text:p text:style-name="Standard">Feb 04 10:52:25 msis.cdc.com dockerd[1381]: time="2025-02-04T10:52:25.627715747&gt;</text:p>
      <text:p text:style-name="Standard">Feb 04 10:52:25 msis.cdc.com dockerd[1381]: time="2025-02-04T10:52:25.999809506&gt;</text:p>
      <text:p text:style-name="Standard">Feb 04 10:52:28 msis.cdc.com dockerd[1381]: time="2025-02-04T10:52:28.312730270&gt;</text:p>
      <text:p text:style-name="Standard">Feb 04 10:52:28 msis.cdc.com dockerd[1381]: time="2025-02-04T10:52:28.378881048&gt;</text:p>
      <text:p text:style-name="Standard">Feb 04 10:52:29 msis.cdc.com dockerd[1381]: time="2025-02-04T10:52:29.060432510&gt;</text:p>
      <text:p text:style-name="Standard">Feb 04 10:52:29 msis.cdc.com systemd[1]: Started Docker Application Container E&gt;</text:p>
      <text:p text:style-name="Standard">lines 1-22/22 (END)</text:p>
      <text:p text:style-name="Standard">msis@msis:~$ sudo docker pull centos:</text:p>
      <text:p text:style-name="Standard">invalid reference format</text:p>
      <text:p text:style-name="Standard">msis@msis:~$ sudo docker pull centos:latest</text:p>
      <text:p text:style-name="Standard">latest: Pulling from library/centos</text:p>
      <text:p text:style-name="Standard">a1d0c7532777: Pull complete </text:p>
      <text:p text:style-name="Standard">Digest: sha256:a27fd8080b517143cbbbab9dfb7c8571c40d67d534bbdee55bd6c473f432b177</text:p>
      <text:p text:style-name="Standard">Status: Downloaded newer image for centos:latest</text:p>
      <text:p text:style-name="Standard">docker.io/library/centos:latest</text:p>
      <text:p text:style-name="Standard">msis@msis:~$ sudo docker image ls</text:p>
      <text:p text:style-name="Standard">REPOSITORY <text:s text:c="11"/>TAG <text:s text:c="6"/>IMAGE ID <text:s text:c="6"/>CREATED <text:s text:c="8"/>SIZE</text:p>
      <text:p text:style-name="Standard">megharajnaik/phpapp <text:s text:c="2"/>latest <text:s text:c="3"/>ffbf7c484812 <text:s text:c="2"/>2 months ago <text:s text:c="3"/>228MB</text:p>
      <text:p text:style-name="Standard">megharajnaik/phpapp <text:s text:c="2"/>v1 <text:s text:c="7"/>ffbf7c484812 <text:s text:c="2"/>2 months ago <text:s text:c="3"/>228MB</text:p>
      <text:p text:style-name="Standard">&lt;none&gt; <text:s text:c="15"/>&lt;none&gt; <text:s text:c="3"/>ff952086f5d1 <text:s text:c="2"/>2 months ago <text:s text:c="3"/>227MB</text:p>
      <text:p text:style-name="Standard">ubuntu <text:s text:c="15"/>18.04 <text:s text:c="4"/>f9a80a55f492 <text:s text:c="2"/>20 months ago <text:s text:c="2"/>63.2MB</text:p>
      <text:p text:style-name="Standard">hello-world <text:s text:c="10"/>latest <text:s text:c="3"/>d2c94e258dcb <text:s text:c="2"/>21 months ago <text:s text:c="2"/>13.3kB</text:p>
      <text:p text:style-name="Standard">centos <text:s text:c="15"/>latest <text:s text:c="3"/>5d0da3dc9764 <text:s text:c="2"/>3 years ago <text:s text:c="4"/>231MB</text:p>
      <text:p text:style-name="Standard">msis@msis:~$ sudo docker run --name centos -it -d</text:p>
      <text:p text:style-name="Standard">"docker run" requires at least 1 argument.</text:p>
      <text:p text:style-name="Standard">See 'docker run --help'.</text:p>
      <text:p text:style-name="Standard"/>
      <text:p text:style-name="Standard">Usage: <text:s/>docker run [OPTIONS] IMAGE [COMMAND] [ARG...]</text:p>
      <text:p text:style-name="Standard"/>
      <text:p text:style-name="Standard">Create and run a new container from an image</text:p>
      <text:p text:style-name="Standard">msis@msis:~$ sudo docker run --name centos -it -d centos:latest</text:p>
      <text:p text:style-name="Standard">fd2cbfe415a9ff7450849c7d2049fcd5340b45150b19d4f7af35b3a7d56a5d5d</text:p>
      <text:p text:style-name="Standard"><text:soft-page-break/>msis@msis:~$ sudo docker ps</text:p>
      <text:p text:style-name="Standard">CONTAINER ID <text:s text:c="2"/>IMAGE <text:s text:c="10"/>COMMAND <text:s text:c="6"/>CREATED <text:s text:c="9"/>STATUS <text:s text:c="9"/>PORTS <text:s text:c="4"/>NAMES</text:p>
      <text:p text:style-name="Standard">fd2cbfe415a9 <text:s text:c="2"/>centos:latest <text:s text:c="2"/>"/bin/bash" <text:s text:c="2"/>27 seconds ago <text:s text:c="2"/>Up 24 seconds <text:s text:c="12"/>centos</text:p>
      <text:p text:style-name="Standard">msis@msis:~$ sudo docker exec -it centos bash</text:p>
      <text:p text:style-name="Standard">[root@fd2cbfe415a9 /]# pwd</text:p>
      <text:p text:style-name="Standard">/</text:p>
      <text:p text:style-name="Standard">[root@fd2cbfe415a9 /]# cat /etc/os-release</text:p>
      <text:p text:style-name="Standard">NAME="CentOS Linux"</text:p>
      <text:p text:style-name="Standard">VERSION="8"</text:p>
      <text:p text:style-name="Standard">ID="centos"</text:p>
      <text:p text:style-name="Standard">ID_LIKE="rhel fedora"</text:p>
      <text:p text:style-name="Standard">VERSION_ID="8"</text:p>
      <text:p text:style-name="Standard">PLATFORM_ID="platform:el8"</text:p>
      <text:p text:style-name="Standard">PRETTY_NAME="CentOS Linux 8"</text:p>
      <text:p text:style-name="Standard">ANSI_COLOR="0;31"</text:p>
      <text:p text:style-name="Standard">CPE_NAME="cpe:/o:centos:centos:8"</text:p>
      <text:p text:style-name="Standard">HOME_URL="https://centos.org/"</text:p>
      <text:p text:style-name="Standard">BUG_REPORT_URL="https://bugs.centos.org/"</text:p>
      <text:p text:style-name="Standard">CENTOS_MANTISBT_PROJECT="CentOS-8"</text:p>
      <text:p text:style-name="Standard">CENTOS_MANTISBT_PROJECT_VERSION="8"</text:p>
      <text:p text:style-name="Standard">[root@fd2cbfe415a9 /]# yum update <text:s text:c="45"/></text:p>
      <text:p text:style-name="Standard">Failed to set locale, defaulting to C.UTF-8</text:p>
      <text:p text:style-name="Standard">CentOS Linux 8 - AppStream <text:s text:c="21"/>0.0 <text:s/>B/s | <text:s text:c="2"/>0 <text:s/>B <text:s text:c="4"/>00:00 <text:s text:c="3"/></text:p>
      <text:p text:style-name="Standard">Errors during downloading metadata for repository 'appstream':</text:p>
      <text:p text:style-name="Standard"><text:s text:c="2"/>- Curl error (6): Couldn't resolve host name for http://mirrorlist.centos.org/?release=8&amp;arch=x86_64&amp;repo=AppStream&amp;infra=container [Could not resolve host: mirrorlist.centos.org]</text:p>
      <text:p text:style-name="Standard">Error: Failed to download metadata for repo 'appstream': Cannot prepare internal mirrorlist: Curl error (6): Couldn't resolve host name for http://mirrorlist.centos.org/?release=8&amp;arch=x86_64&amp;repo=AppStream&amp;infra=container [Could not resolve host: mirrorlist.centos.org]</text:p>
      <text:p text:style-name="Standard">[root@fd2cbfe415a9 /]# exit <text:s text:c="4"/></text:p>
      <text:p text:style-name="Standard">exit</text:p>
      <text:p text:style-name="Standard">msis@msis:~$ sudo docker pull ubuntu:latest</text:p>
      <text:p text:style-name="Standard">latest: Pulling from library/ubuntu</text:p>
      <text:p text:style-name="Standard">5a7813e071bf: Pull complete </text:p>
      <text:p text:style-name="Standard">Digest: sha256:72297848456d5d37d1262630108ab308d3e9ec7ed1c3286a32fe09856619a782</text:p>
      <text:p text:style-name="Standard">Status: Downloaded newer image for ubuntu:latest</text:p>
      <text:p text:style-name="Standard">docker.io/library/ubuntu:latest</text:p>
      <text:p text:style-name="Standard">msis@msis:~$ sudo docker image ls</text:p>
      <text:p text:style-name="Standard">REPOSITORY <text:s text:c="11"/>TAG <text:s text:c="6"/>IMAGE ID <text:s text:c="6"/>CREATED <text:s text:c="8"/>SIZE</text:p>
      <text:p text:style-name="Standard">ubuntu <text:s text:c="15"/>latest <text:s text:c="3"/>a04dc4851cbc <text:s text:c="2"/>8 days ago <text:s text:c="5"/>78.1MB</text:p>
      <text:p text:style-name="Standard">megharajnaik/phpapp <text:s text:c="2"/>latest <text:s text:c="3"/>ffbf7c484812 <text:s text:c="2"/>2 months ago <text:s text:c="3"/>228MB</text:p>
      <text:p text:style-name="Standard">megharajnaik/phpapp <text:s text:c="2"/>v1 <text:s text:c="7"/>ffbf7c484812 <text:s text:c="2"/>2 months ago <text:s text:c="3"/>228MB</text:p>
      <text:p text:style-name="Standard">&lt;none&gt; <text:s text:c="15"/>&lt;none&gt; <text:s text:c="3"/>ff952086f5d1 <text:s text:c="2"/>2 months ago <text:s text:c="3"/>227MB</text:p>
      <text:p text:style-name="Standard">ubuntu <text:s text:c="15"/>18.04 <text:s text:c="4"/>f9a80a55f492 <text:s text:c="2"/>20 months ago <text:s text:c="2"/>63.2MB</text:p>
      <text:p text:style-name="Standard">hello-world <text:s text:c="10"/>latest <text:s text:c="3"/>d2c94e258dcb <text:s text:c="2"/>21 months ago <text:s text:c="2"/>13.3kB</text:p>
      <text:p text:style-name="Standard">centos <text:s text:c="15"/>latest <text:s text:c="3"/>5d0da3dc9764 <text:s text:c="2"/>3 years ago <text:s text:c="4"/>231MB</text:p>
      <text:p text:style-name="Standard">msis@msis:~$ sudo docker run --name ubu -it -d ubuntu:latest</text:p>
      <text:p text:style-name="Standard">4c6e9828f646d205ce7837bbd9bffdc2f4ae1627fe5493f02234813d2d10887d</text:p>
      <text:p text:style-name="Standard">msis@msis:~$ sudo docker ps</text:p>
      <text:p text:style-name="Standard"><text:soft-page-break/>CONTAINER ID <text:s text:c="2"/>IMAGE <text:s text:c="10"/>COMMAND <text:s text:c="6"/>CREATED <text:s text:c="9"/>STATUS <text:s text:c="9"/>PORTS <text:s text:c="4"/>NAMES</text:p>
      <text:p text:style-name="Standard">4c6e9828f646 <text:s text:c="2"/>ubuntu:latest <text:s text:c="2"/>"/bin/bash" <text:s text:c="2"/>25 seconds ago <text:s text:c="2"/>Up 22 seconds <text:s text:c="12"/>ubu</text:p>
      <text:p text:style-name="Standard">fd2cbfe415a9 <text:s text:c="2"/>centos:latest <text:s text:c="2"/>"/bin/bash" <text:s text:c="2"/>11 minutes ago <text:s text:c="2"/>Up 11 minutes <text:s text:c="12"/>centos</text:p>
      <text:p text:style-name="Standard">msis@msis:~$ sudo docker exec -it ubu bash</text:p>
      <text:p text:style-name="Standard">root@4c6e9828f646:/# cat /etc/os-release</text:p>
      <text:p text:style-name="Standard">PRETTY_NAME="Ubuntu 24.04.1 LTS"</text:p>
      <text:p text:style-name="Standard">NAME="Ubuntu"</text:p>
      <text:p text:style-name="Standard">VERSION_ID="24.04"</text:p>
      <text:p text:style-name="Standard">VERSION="24.04.1 LTS (Noble Numbat)"</text:p>
      <text:p text:style-name="Standard">VERSION_CODENAME=noble</text:p>
      <text:p text:style-name="Standard">ID=ubuntu</text:p>
      <text:p text:style-name="Standard">ID_LIKE=debian</text:p>
      <text:p text:style-name="Standard">HOME_URL="https://www.ubuntu.com/"</text:p>
      <text:p text:style-name="Standard">SUPPORT_URL="https://help.ubuntu.com/"</text:p>
      <text:p text:style-name="Standard">BUG_REPORT_URL="https://bugs.launchpad.net/ubuntu/"</text:p>
      <text:p text:style-name="Standard">PRIVACY_POLICY_URL="https://www.ubuntu.com/legal/terms-and-policies/privacy-policy"</text:p>
      <text:p text:style-name="Standard">UBUNTU_CODENAME=noble</text:p>
      <text:p text:style-name="Standard">LOGO=ubuntu-logo</text:p>
      <text:p text:style-name="Standard">root@4c6e9828f646:/# apt-get update</text:p>
      <text:p text:style-name="Standard">Get:1 http://archive.ubuntu.com/ubuntu noble InRelease [256 kB]</text:p>
      <text:p text:style-name="Standard">Get:2 http://security.ubuntu.com/ubuntu noble-security InRelease [126 kB] <text:s text:c="5"/></text:p>
      <text:p text:style-name="Standard">Get:3 http://archive.ubuntu.com/ubuntu noble-updates InRelease [126 kB] <text:s text:c="7"/></text:p>
      <text:p text:style-name="Standard">Get:4 http://security.ubuntu.com/ubuntu noble-security/multiverse amd64 Packages [15.5 kB]</text:p>
      <text:p text:style-name="Standard">Get:5 http://security.ubuntu.com/ubuntu noble-security/universe amd64 Packages [1038 kB]</text:p>
      <text:p text:style-name="Standard">Get:6 http://archive.ubuntu.com/ubuntu noble-backports InRelease [126 kB] <text:s text:c="5"/></text:p>
      <text:p text:style-name="Standard">Get:7 http://security.ubuntu.com/ubuntu noble-security/main amd64 Packages [774 kB]</text:p>
      <text:p text:style-name="Standard">Get:8 http://archive.ubuntu.com/ubuntu noble/multiverse amd64 Packages [331 kB]</text:p>
      <text:p text:style-name="Standard">Get:9 http://security.ubuntu.com/ubuntu noble-security/restricted amd64 Packages [784 kB]</text:p>
      <text:p text:style-name="Standard">Get:10 http://archive.ubuntu.com/ubuntu noble/universe amd64 Packages [19.3 MB]</text:p>
      <text:p text:style-name="Standard">Get:11 http://archive.ubuntu.com/ubuntu noble/restricted amd64 Packages [117 kB]</text:p>
      <text:p text:style-name="Standard">Get:12 http://archive.ubuntu.com/ubuntu noble/main amd64 Packages [1808 kB] <text:s text:c="3"/></text:p>
      <text:p text:style-name="Standard">Get:13 http://archive.ubuntu.com/ubuntu noble-updates/restricted amd64 Packages [799 kB]</text:p>
      <text:p text:style-name="Standard">Get:14 http://archive.ubuntu.com/ubuntu noble-updates/multiverse amd64 Packages [20.1 kB]</text:p>
      <text:p text:style-name="Standard">Get:15 http://archive.ubuntu.com/ubuntu noble-updates/universe amd64 Packages [1303 kB]</text:p>
      <text:p text:style-name="Standard">Get:16 http://archive.ubuntu.com/ubuntu noble-updates/main amd64 Packages [1065 kB]</text:p>
      <text:p text:style-name="Standard">Get:17 http://archive.ubuntu.com/ubuntu noble-backports/universe amd64 Packages [15.1 kB]</text:p>
      <text:p text:style-name="Standard">Fetched 28.0 MB in 1min 4s (438 kB/s) <text:s text:c="41"/></text:p>
      <text:p text:style-name="Standard">Reading package lists... Done</text:p>
      <text:p text:style-name="Standard">root@4c6e9828f646:/# apt-get install apache2 php php-mysql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adduser apache2-bin apache2-data apache2-utils ca-certificates krb5-locales</text:p>
      <text:p text:style-name="Standard"><text:s text:c="2"/>libapache2-mod-php8.3 libapr1t64 libaprutil1-dbd-sqlite3 libaprutil1-ldap</text:p>
      <text:p text:style-name="Standard"><text:s text:c="2"/>libaprutil1t64 libargon2-1 libbrotli1 libbsd0 libcurl4t64 libedit2 libexpat1</text:p>
      <text:p text:style-name="Standard"><text:s text:c="2"/>libgdbm-compat4t64 libgdbm6t64 libgssapi-krb5-2 libicu74 libjansson4</text:p>
      <text:p text:style-name="Standard"><text:s text:c="2"/>libk5crypto3 libkeyutils1 libkrb5-3 libkrb5support0 libldap-common libldap2</text:p>
      <text:p text:style-name="Standard"><text:s text:c="2"/>liblua5.4-0 libnghttp2-14 libperl5.38t64 libpsl5t64 librtmp1 libsasl2-2</text:p>
      <text:p text:style-name="Standard"><text:s text:c="2"/>libsasl2-modules libsasl2-modules-db libsodium23 libsqlite3-0 libssh-4</text:p>
      <text:p text:style-name="Standard"><text:s text:c="2"/>libxml2 media-types netbase openssl perl perl-base perl-modules-5.38</text:p>
      <text:p text:style-name="Standard"><text:soft-page-break/><text:s text:c="2"/>php-common php8.3 php8.3-cli php8.3-common php8.3-mysql php8.3-opcache</text:p>
      <text:p text:style-name="Standard"><text:s text:c="2"/>php8.3-readline psmisc publicsuffix ssl-cert tzdata ucf</text:p>
      <text:p text:style-name="Standard">Suggested packages:</text:p>
      <text:p text:style-name="Standard"><text:s text:c="2"/>liblocale-gettext-perl cron quota ecryptfs-utils apache2-doc</text:p>
      <text:p text:style-name="Standard"><text:s text:c="2"/>apache2-suexec-pristine | apache2-suexec-custom www-browser ufw php-pear</text:p>
      <text:p text:style-name="Standard"><text:s text:c="2"/>gdbm-l10n krb5-doc krb5-user libsasl2-modules-gssapi-mit</text:p>
      <text:p text:style-name="Standard"><text:s text:c="2"/>| libsasl2-modules-gssapi-heimdal libsasl2-modules-ldap libsasl2-modules-otp</text:p>
      <text:p text:style-name="Standard"><text:s text:c="2"/>libsasl2-modules-sql perl-doc libterm-readline-gnu-perl</text:p>
      <text:p text:style-name="Standard"><text:s text:c="2"/>| libterm-readline-perl-perl make libtap-harness-archive-perl</text:p>
      <text:p text:style-name="Standard">The following NEW packages will be installed:</text:p>
      <text:p text:style-name="Standard"><text:s text:c="2"/>adduser apache2 apache2-bin apache2-data apache2-utils ca-certificates</text:p>
      <text:p text:style-name="Standard"><text:s text:c="2"/>krb5-locales libapache2-mod-php8.3 libapr1t64 libaprutil1-dbd-sqlite3</text:p>
      <text:p text:style-name="Standard"><text:s text:c="2"/>libaprutil1-ldap libaprutil1t64 libargon2-1 libbrotli1 libbsd0 libcurl4t64</text:p>
      <text:p text:style-name="Standard"><text:s text:c="2"/>libedit2 libexpat1 libgdbm-compat4t64 libgdbm6t64 libgssapi-krb5-2 libicu74</text:p>
      <text:p text:style-name="Standard"><text:s text:c="2"/>libjansson4 libk5crypto3 libkeyutils1 libkrb5-3 libkrb5support0</text:p>
      <text:p text:style-name="Standard"><text:s text:c="2"/>libldap-common libldap2 liblua5.4-0 libnghttp2-14 libperl5.38t64 libpsl5t64</text:p>
      <text:p text:style-name="Standard"><text:s text:c="2"/>librtmp1 libsasl2-2 libsasl2-modules libsasl2-modules-db libsodium23</text:p>
      <text:p text:style-name="Standard"><text:s text:c="2"/>libsqlite3-0 libssh-4 libxml2 media-types netbase openssl perl</text:p>
      <text:p text:style-name="Standard"><text:s text:c="2"/>perl-modules-5.38 php php-common php-mysql php8.3 php8.3-cli php8.3-common</text:p>
      <text:p text:style-name="Standard"><text:s text:c="2"/>php8.3-mysql php8.3-opcache php8.3-readline psmisc publicsuffix ssl-cert</text:p>
      <text:p text:style-name="Standard"><text:s text:c="2"/>tzdata ucf</text:p>
      <text:p text:style-name="Standard">The following packages will be upgraded:</text:p>
      <text:p text:style-name="Standard"><text:s text:c="2"/>perl-base</text:p>
      <text:p text:style-name="Standard">1 upgraded, 60 newly installed, 0 to remove and 11 not upgraded.</text:p>
      <text:p text:style-name="Standard">Need to get 34.0 MB of archives.</text:p>
      <text:p text:style-name="Standard">After this operation, 135 MB of additional disk space will be used.</text:p>
      <text:p text:style-name="Standard">Do you want to continue? [Y/n] Y</text:p>
      <text:p text:style-name="Standard">Get:1 http://archive.ubuntu.com/ubuntu noble-updates/main amd64 perl-base amd64 5.38.2-3.2build2.1 [1823 kB]</text:p>
      <text:p text:style-name="Standard">Get:2 http://archive.ubuntu.com/ubuntu noble-updates/main amd64 perl-modules-5.38 all 5.38.2-3.2build2.1 [3110 kB]</text:p>
      <text:p text:style-name="Standard">Get:3 http://archive.ubuntu.com/ubuntu noble/main amd64 libgdbm6t64 amd64 1.23-5.1build1 [34.4 kB]</text:p>
      <text:p text:style-name="Standard">Get:4 http://archive.ubuntu.com/ubuntu noble/main amd64 libgdbm-compat4t64 amd64 1.23-5.1build1 [6710 B]</text:p>
      <text:p text:style-name="Standard">Get:5 http://archive.ubuntu.com/ubuntu noble-updates/main amd64 libperl5.38t64 amd64 5.38.2-3.2build2.1 [4867 kB]</text:p>
      <text:p text:style-name="Standard">Ign:5 http://archive.ubuntu.com/ubuntu noble-updates/main amd64 libperl5.38t64 amd64 5.38.2-3.2build2.1</text:p>
      <text:p text:style-name="Standard">Get:6 http://archive.ubuntu.com/ubuntu noble-updates/main amd64 perl amd64 5.38.2-3.2build2.1 [231 kB]</text:p>
      <text:p text:style-name="Standard">Get:7 http://archive.ubuntu.com/ubuntu noble-updates/main amd64 libapr1t64 amd64 1.7.2-3.1ubuntu0.1 [108 kB]</text:p>
      <text:p text:style-name="Standard">Get:8 http://archive.ubuntu.com/ubuntu noble-updates/main amd64 libexpat1 amd64 2.6.1-2ubuntu0.2 [87.4 kB]</text:p>
      <text:p text:style-name="Standard">Get:9 http://archive.ubuntu.com/ubuntu noble/main amd64 libaprutil1t64 amd64 1.6.3-1.1ubuntu7 [91.9 kB]</text:p>
      <text:p text:style-name="Standard">Get:10 http://archive.ubuntu.com/ubuntu noble-updates/main amd64 libsqlite3-0 amd64 3.45.1-1ubuntu2.1 [701 kB]</text:p>
      <text:p text:style-name="Standard">Get:11 http://archive.ubuntu.com/ubuntu noble/main amd64 libaprutil1-dbd-sqlite3 amd64 1.6.3-1.1ubuntu7 [11.2 kB]</text:p>
      <text:p text:style-name="Standard"><text:soft-page-break/>Get:12 http://archive.ubuntu.com/ubuntu noble-updates/main amd64 libsasl2-modules-db amd64 2.1.28+dfsg1-5ubuntu3.1 [20.4 kB]</text:p>
      <text:p text:style-name="Standard">Get:13 http://archive.ubuntu.com/ubuntu noble-updates/main amd64 libsasl2-2 amd64 2.1.28+dfsg1-5ubuntu3.1 [53.2 kB]</text:p>
      <text:p text:style-name="Standard">Get:14 http://archive.ubuntu.com/ubuntu noble-updates/main amd64 libldap2 amd64 2.6.7+dfsg-1~exp1ubuntu8.1 [195 kB] <text:s text:c="15"/></text:p>
      <text:p text:style-name="Standard">Get:15 http://archive.ubuntu.com/ubuntu noble/main amd64 libaprutil1-ldap amd64 1.6.3-1.1ubuntu7 [9116 B] <text:s text:c="27"/></text:p>
      <text:p text:style-name="Standard">20% [Working] <text:s text:c="114"/>2992 PB/ <text:s text:c="135"/>Get:16 http://archive.ubuntu.com/ubuntu noble/main amd64 libbrotli1 amd64 1.1.0-2build2 [331 kB]</text:p>
      <text:p text:style-name="Standard">20% [16 libbrotli1 1156 B/331 kB 0%] <text:s text:c="89"/>299220% [16 libbrotli1 217 kB/331 kB 66%] <text:s text:c="79"/>2992 PBGet:17 http://archive.ubuntu.com/ubuntu noble-updates/main amd64 libkrb5support0 amd64 1.20.1-6ubuntu2.2 [33.7 kB] <text:s text:c="11"/></text:p>
      <text:p text:style-name="Standard">Get:18 http://archive.ubuntu.com/ubuntu noble-updates/main amd64 libk5crypto3 amd64 1.20.1-6ubuntu2.2 [81.8 kB] <text:s text:c="14"/></text:p>
      <text:p text:style-name="Standard">Get:19 http://archive.ubuntu.com/ubuntu noble/main amd64 libkeyutils1 amd64 1.6.3-3build1 [9490 B] <text:s text:c="27"/></text:p>
      <text:p text:style-name="Standard">Get:20 http://archive.ubuntu.com/ubuntu noble-updates/main amd64 libkrb5-3 amd64 1.20.1-6ubuntu2.2 [347 kB] <text:s text:c="18"/></text:p>
      <text:p text:style-name="Standard">Get:21 http://archive.ubuntu.com/ubuntu noble-updates/main amd64 libgssapi-krb5-2 amd64 1.20.1-6ubuntu2.2 [143 kB] <text:s text:c="11"/></text:p>
      <text:p text:style-name="Standard">Get:22 http://archive.ubuntu.com/ubuntu noble-updates/main amd64 libnghttp2-14 amd64 1.59.0-1ubuntu0.2 [74.3 kB] <text:s text:c="13"/></text:p>
      <text:p text:style-name="Standard">Get:23 http://archive.ubuntu.com/ubuntu noble/main amd64 libpsl5t64 amd64 0.21.2-1.1build1 [57.1 kB] <text:s text:c="25"/></text:p>
      <text:p text:style-name="Standard">Get:24 http://archive.ubuntu.com/ubuntu noble/main amd64 librtmp1 amd64 2.4+20151223.gitfa8646d.1-2build7 [56.3 kB] <text:s text:c="10"/></text:p>
      <text:p text:style-name="Standard">Get:25 http://archive.ubuntu.com/ubuntu noble/main amd64 libssh-4 amd64 0.10.6-2build2 [188 kB] <text:s text:c="30"/></text:p>
      <text:p text:style-name="Standard">Get:26 http://archive.ubuntu.com/ubuntu noble-updates/main amd64 libcurl4t64 amd64 8.5.0-2ubuntu10.6 [341 kB] <text:s text:c="16"/></text:p>
      <text:p text:style-name="Standard">Get:27 http://archive.ubuntu.com/ubuntu noble/main amd64 libjansson4 amd64 2.14-2build2 [32.8 kB] <text:s text:c="28"/></text:p>
      <text:p text:style-name="Standard">Get:28 http://archive.ubuntu.com/ubuntu noble/main amd64 liblua5.4-0 amd64 5.4.6-3build2 [166 kB] <text:s text:c="28"/></text:p>
      <text:p text:style-name="Standard">Get:29 http://archive.ubuntu.com/ubuntu noble-updates/main amd64 libicu74 amd64 74.2-1ubuntu3.1 [10.9 MB] <text:s text:c="20"/></text:p>
      <text:p text:style-name="Standard">Get:30 http://archive.ubuntu.com/ubuntu noble-updates/main amd64 libxml2 amd64 2.9.14+dfsg-1.3ubuntu3.1 [762 kB] <text:s text:c="13"/></text:p>
      <text:p text:style-name="Standard">Get:31 http://archive.ubuntu.com/ubuntu noble-updates/main amd64 apache2-bin amd64 2.4.58-1ubuntu8.5 [1329 kB] <text:s text:c="15"/></text:p>
      <text:p text:style-name="Standard">Get:32 http://archive.ubuntu.com/ubuntu noble-updates/main amd64 apache2-data all 2.4.58-1ubuntu8.5 [163 kB] <text:s text:c="17"/></text:p>
      <text:p text:style-name="Standard">Get:33 http://archive.ubuntu.com/ubuntu noble-updates/main amd64 apache2-utils amd64 2.4.58-1ubuntu8.5 [97.1 kB] <text:s text:c="13"/></text:p>
      <text:p text:style-name="Standard">Get:34 http://archive.ubuntu.com/ubuntu noble/main amd64 media-types all 10.1.0 [27.5 kB] <text:s text:c="36"/></text:p>
      <text:p text:style-name="Standard">Get:35 http://archive.ubuntu.com/ubuntu noble-updates/main amd64 apache2 amd64 2.4.58-1ubuntu8.5 [90.2 kB] <text:s text:c="19"/></text:p>
      <text:p text:style-name="Standard">Get:36 http://archive.ubuntu.com/ubuntu noble/main amd64 adduser all 3.137ubuntu1 [101 kB] <text:s text:c="35"/></text:p>
      <text:p text:style-name="Standard"><text:soft-page-break/>Get:37 http://archive.ubuntu.com/ubuntu noble-updates/main amd64 openssl amd64 3.0.13-0ubuntu3.4 [1003 kB] <text:s text:c="19"/></text:p>
      <text:p text:style-name="Standard">Get:38 http://archive.ubuntu.com/ubuntu noble/main amd64 ca-certificates all 20240203 [159 kB] <text:s text:c="31"/></text:p>
      <text:p text:style-name="Standard">Get:39 http://archive.ubuntu.com/ubuntu noble-updates/main amd64 krb5-locales all 1.20.1-6ubuntu2.2 [14.0 kB] <text:s text:c="16"/></text:p>
      <text:p text:style-name="Standard">Get:40 http://archive.ubuntu.com/ubuntu noble/main amd64 libargon2-1 amd64 0~20190702+dfsg-4build1 [20.8 kB] <text:s text:c="17"/></text:p>
      <text:p text:style-name="Standard">Get:41 http://archive.ubuntu.com/ubuntu noble-updates/main amd64 libbsd0 amd64 0.12.1-1build1.1 [41.2 kB] <text:s text:c="20"/></text:p>
      <text:p text:style-name="Standard">Get:42 http://archive.ubuntu.com/ubuntu noble/main amd64 netbase all 6.4 [13.1 kB] <text:s text:c="43"/></text:p>
      <text:p text:style-name="Standard">Get:43 http://archive.ubuntu.com/ubuntu noble-updates/main amd64 tzdata all 2024b-0ubuntu0.24.04 [273 kB] <text:s text:c="20"/></text:p>
      <text:p text:style-name="Standard">Get:44 http://archive.ubuntu.com/ubuntu noble/main amd64 ucf all 3.0043+nmu1 [56.5 kB] <text:s text:c="39"/></text:p>
      <text:p text:style-name="Standard">Get:45 http://archive.ubuntu.com/ubuntu noble/main amd64 libedit2 amd64 3.1-20230828-1build1 [97.6 kB] <text:s text:c="23"/></text:p>
      <text:p text:style-name="Standard">Get:46 http://archive.ubuntu.com/ubuntu noble/main amd64 psmisc amd64 23.7-1build1 [179 kB] <text:s text:c="34"/></text:p>
      <text:p text:style-name="Standard">Get:47 http://archive.ubuntu.com/ubuntu noble/main amd64 publicsuffix all 20231001.0357-0.1 [129 kB] <text:s text:c="25"/></text:p>
      <text:p text:style-name="Standard">Get:48 http://archive.ubuntu.com/ubuntu noble/main amd64 php-common all 2:93ubuntu2 [13.9 kB] <text:s text:c="32"/></text:p>
      <text:p text:style-name="Standard">Get:49 http://archive.ubuntu.com/ubuntu noble-updates/main amd64 php8.3-common amd64 8.3.6-0ubuntu0.24.04.3 [739 kB] <text:s text:c="9"/></text:p>
      <text:p text:style-name="Standard">Get:50 http://archive.ubuntu.com/ubuntu noble-updates/main amd64 php8.3-opcache amd64 8.3.6-0ubuntu0.24.04.3 [372 kB] <text:s text:c="8"/></text:p>
      <text:p text:style-name="Standard">Get:51 http://archive.ubuntu.com/ubuntu noble-updates/main amd64 php8.3-readline amd64 8.3.6-0ubuntu0.24.04.3 [13.5 kB] <text:s text:c="6"/></text:p>
      <text:p text:style-name="Standard">Get:52 http://archive.ubuntu.com/ubuntu noble/main amd64 libsodium23 amd64 1.0.18-1build3 [161 kB] <text:s text:c="27"/></text:p>
      <text:p text:style-name="Standard">Get:53 http://archive.ubuntu.com/ubuntu noble-updates/main amd64 php8.3-cli amd64 8.3.6-0ubuntu0.24.04.3 [1914 kB] <text:s text:c="11"/></text:p>
      <text:p text:style-name="Standard">Get:54 http://archive.ubuntu.com/ubuntu noble-updates/main amd64 libapache2-mod-php8.3 amd64 8.3.6-0ubuntu0.24.04.3 [1849 kB] </text:p>
      <text:p text:style-name="Standard">Get:55 http://archive.ubuntu.com/ubuntu noble-updates/main amd64 libldap-common all 2.6.7+dfsg-1~exp1ubuntu8.1 [31.5 kB] <text:s text:c="5"/></text:p>
      <text:p text:style-name="Standard">Get:56 http://archive.ubuntu.com/ubuntu noble-updates/main amd64 libsasl2-modules amd64 2.1.28+dfsg1-5ubuntu3.1 [69.9 kB] <text:s text:c="4"/></text:p>
      <text:p text:style-name="Standard">Ign:56 http://archive.ubuntu.com/ubuntu noble-updates/main amd64 libsasl2-modules amd64 2.1.28+dfsg1-5ubuntu3.1 <text:s text:c="14"/></text:p>
      <text:p text:style-name="Standard">Get:57 http://archive.ubuntu.com/ubuntu noble-updates/main amd64 php8.3 all 8.3.6-0ubuntu0.24.04.3 [9178 B]</text:p>
      <text:p text:style-name="Standard">Get:58 http://archive.ubuntu.com/ubuntu noble/main amd64 php all 2:8.3+93ubuntu2 [4076 B]</text:p>
      <text:p text:style-name="Standard">Get:59 http://archive.ubuntu.com/ubuntu noble-updates/main amd64 php8.3-mysql amd64 8.3.6-0ubuntu0.24.04.3 [127 kB]</text:p>
      <text:p text:style-name="Standard">Get:60 http://archive.ubuntu.com/ubuntu noble/main amd64 php-mysql all 2:8.3+93ubuntu2 [1838 B]</text:p>
      <text:p text:style-name="Standard">Get:61 http://archive.ubuntu.com/ubuntu noble/main amd64 ssl-cert all 1.1.2ubuntu1 [17.8 kB] <text:s text:c="33"/></text:p>
      <text:p text:style-name="Standard">Get:5 http://archive.ubuntu.com/ubuntu noble-updates/main amd64 libperl5.38t64 amd64 5.38.2-3.2build2.1 [4867 kB] <text:s text:c="12"/></text:p>
      <text:p text:style-name="Standard">Get:56 http://archive.ubuntu.com/ubuntu noble-updates/main amd64 libsasl2-modules amd64 2.1.28+dfsg1-5ubuntu3.1 [69.9 kB] <text:s text:c="4"/></text:p>
      <text:p text:style-name="Standard">Fetched 29.0 MB in 2min 10s (224 kB/s) <text:s text:c="87"/></text:p>
      <text:p text:style-name="Standard">debconf: delaying package configuration, since apt-utils is not installed</text:p>
      <text:p text:style-name="Standard"><text:soft-page-break/>(Reading database ... 4383 files and directories currently installed.)</text:p>
      <text:p text:style-name="Standard">Preparing to unpack .../perl-base_5.38.2-3.2build2.1_amd64.deb ...</text:p>
      <text:p text:style-name="Standard">Unpacking perl-base (5.38.2-3.2build2.1) over (5.38.2-3.2build2) ...</text:p>
      <text:p text:style-name="Standard">Setting up perl-base (5.38.2-3.2build2.1) ...</text:p>
      <text:p text:style-name="Standard">Selecting previously unselected package perl-modules-5.38.</text:p>
      <text:p text:style-name="Standard">(Reading database ... 4383 files and directories currently installed.)</text:p>
      <text:p text:style-name="Standard">Preparing to unpack .../00-perl-modules-5.38_5.38.2-3.2build2.1_all.deb ...</text:p>
      <text:p text:style-name="Standard">Unpacking perl-modules-5.38 (5.38.2-3.2build2.1) ...</text:p>
      <text:p text:style-name="Standard">Selecting previously unselected package libgdbm6t64:amd64.</text:p>
      <text:p text:style-name="Standard">Preparing to unpack .../01-libgdbm6t64_1.23-5.1build1_amd64.deb ...</text:p>
      <text:p text:style-name="Standard">Unpacking libgdbm6t64:amd64 (1.23-5.1build1) ...</text:p>
      <text:p text:style-name="Standard">Selecting previously unselected package libgdbm-compat4t64:amd64.</text:p>
      <text:p text:style-name="Standard">Preparing to unpack .../02-libgdbm-compat4t64_1.23-5.1build1_amd64.deb ...</text:p>
      <text:p text:style-name="Standard">Unpacking libgdbm-compat4t64:amd64 (1.23-5.1build1) ...</text:p>
      <text:p text:style-name="Standard">Selecting previously unselected package libperl5.38t64:amd64.</text:p>
      <text:p text:style-name="Standard">Preparing to unpack .../03-libperl5.38t64_5.38.2-3.2build2.1_amd64.deb ...</text:p>
      <text:p text:style-name="Standard">Unpacking libperl5.38t64:amd64 (5.38.2-3.2build2.1) ...</text:p>
      <text:p text:style-name="Standard">Selecting previously unselected package perl.</text:p>
      <text:p text:style-name="Standard">Preparing to unpack .../04-perl_5.38.2-3.2build2.1_amd64.deb ...</text:p>
      <text:p text:style-name="Standard">Unpacking perl (5.38.2-3.2build2.1) ...</text:p>
      <text:p text:style-name="Standard">Selecting previously unselected package libapr1t64:amd64.</text:p>
      <text:p text:style-name="Standard">Preparing to unpack .../05-libapr1t64_1.7.2-3.1ubuntu0.1_amd64.deb ...</text:p>
      <text:p text:style-name="Standard">Unpacking libapr1t64:amd64 (1.7.2-3.1ubuntu0.1) ...</text:p>
      <text:p text:style-name="Standard">Selecting previously unselected package libexpat1:amd64.</text:p>
      <text:p text:style-name="Standard">Preparing to unpack .../06-libexpat1_2.6.1-2ubuntu0.2_amd64.deb ...</text:p>
      <text:p text:style-name="Standard">Unpacking libexpat1:amd64 (2.6.1-2ubuntu0.2) ...</text:p>
      <text:p text:style-name="Standard">Selecting previously unselected package libaprutil1t64:amd64.</text:p>
      <text:p text:style-name="Standard">Preparing to unpack .../07-libaprutil1t64_1.6.3-1.1ubuntu7_amd64.deb ...</text:p>
      <text:p text:style-name="Standard">Unpacking libaprutil1t64:amd64 (1.6.3-1.1ubuntu7) ...</text:p>
      <text:p text:style-name="Standard">Selecting previously unselected package libsqlite3-0:amd64.</text:p>
      <text:p text:style-name="Standard">Preparing to unpack .../08-libsqlite3-0_3.45.1-1ubuntu2.1_amd64.deb ...</text:p>
      <text:p text:style-name="Standard">Unpacking libsqlite3-0:amd64 (3.45.1-1ubuntu2.1) ...</text:p>
      <text:p text:style-name="Standard">Selecting previously unselected package libaprutil1-dbd-sqlite3:amd64.</text:p>
      <text:p text:style-name="Standard">Preparing to unpack .../09-libaprutil1-dbd-sqlite3_1.6.3-1.1ubuntu7_amd64.deb ...</text:p>
      <text:p text:style-name="Standard">Unpacking libaprutil1-dbd-sqlite3:amd64 (1.6.3-1.1ubuntu7) ...</text:p>
      <text:p text:style-name="Standard">Selecting previously unselected package libsasl2-modules-db:amd64.</text:p>
      <text:p text:style-name="Standard">Preparing to unpack .../10-libsasl2-modules-db_2.1.28+dfsg1-5ubuntu3.1_amd64.deb ...</text:p>
      <text:p text:style-name="Standard">Unpacking libsasl2-modules-db:amd64 (2.1.28+dfsg1-5ubuntu3.1) ...</text:p>
      <text:p text:style-name="Standard">Selecting previously unselected package libsasl2-2:amd64.</text:p>
      <text:p text:style-name="Standard">Preparing to unpack .../11-libsasl2-2_2.1.28+dfsg1-5ubuntu3.1_amd64.deb ...</text:p>
      <text:p text:style-name="Standard">Unpacking libsasl2-2:amd64 (2.1.28+dfsg1-5ubuntu3.1) ...</text:p>
      <text:p text:style-name="Standard">Selecting previously unselected package libldap2:amd64.</text:p>
      <text:p text:style-name="Standard">Preparing to unpack .../12-libldap2_2.6.7+dfsg-1~exp1ubuntu8.1_amd64.deb ...</text:p>
      <text:p text:style-name="Standard">Unpacking libldap2:amd64 (2.6.7+dfsg-1~exp1ubuntu8.1) ...</text:p>
      <text:p text:style-name="Standard">Selecting previously unselected package libaprutil1-ldap:amd64.</text:p>
      <text:p text:style-name="Standard">Preparing to unpack .../13-libaprutil1-ldap_1.6.3-1.1ubuntu7_amd64.deb ...</text:p>
      <text:p text:style-name="Standard">Unpacking libaprutil1-ldap:amd64 (1.6.3-1.1ubuntu7) ...</text:p>
      <text:p text:style-name="Standard">Selecting previously unselected package libbrotli1:amd64.</text:p>
      <text:p text:style-name="Standard">Preparing to unpack .../14-libbrotli1_1.1.0-2build2_amd64.deb ...</text:p>
      <text:p text:style-name="Standard">Unpacking libbrotli1:amd64 (1.1.0-2build2) ...</text:p>
      <text:p text:style-name="Standard">Selecting previously unselected package libkrb5support0:amd64.</text:p>
      <text:p text:style-name="Standard">Preparing to unpack .../15-libkrb5support0_1.20.1-6ubuntu2.2_amd64.deb ...</text:p>
      <text:p text:style-name="Standard"><text:soft-page-break/>Unpacking libkrb5support0:amd64 (1.20.1-6ubuntu2.2) ...</text:p>
      <text:p text:style-name="Standard">Selecting previously unselected package libk5crypto3:amd64.</text:p>
      <text:p text:style-name="Standard">Preparing to unpack .../16-libk5crypto3_1.20.1-6ubuntu2.2_amd64.deb ...</text:p>
      <text:p text:style-name="Standard">Unpacking libk5crypto3:amd64 (1.20.1-6ubuntu2.2) ...</text:p>
      <text:p text:style-name="Standard">Selecting previously unselected package libkeyutils1:amd64.</text:p>
      <text:p text:style-name="Standard">Preparing to unpack .../17-libkeyutils1_1.6.3-3build1_amd64.deb ...</text:p>
      <text:p text:style-name="Standard">Unpacking libkeyutils1:amd64 (1.6.3-3build1) ...</text:p>
      <text:p text:style-name="Standard">Selecting previously unselected package libkrb5-3:amd64.</text:p>
      <text:p text:style-name="Standard">Preparing to unpack .../18-libkrb5-3_1.20.1-6ubuntu2.2_amd64.deb ...</text:p>
      <text:p text:style-name="Standard">Unpacking libkrb5-3:amd64 (1.20.1-6ubuntu2.2) ...</text:p>
      <text:p text:style-name="Standard">Selecting previously unselected package libgssapi-krb5-2:amd64.</text:p>
      <text:p text:style-name="Standard">Preparing to unpack .../19-libgssapi-krb5-2_1.20.1-6ubuntu2.2_amd64.deb ...</text:p>
      <text:p text:style-name="Standard">Unpacking libgssapi-krb5-2:amd64 (1.20.1-6ubuntu2.2) ...</text:p>
      <text:p text:style-name="Standard">Selecting previously unselected package libnghttp2-14:amd64.</text:p>
      <text:p text:style-name="Standard">Preparing to unpack .../20-libnghttp2-14_1.59.0-1ubuntu0.2_amd64.deb ...</text:p>
      <text:p text:style-name="Standard">Unpacking libnghttp2-14:amd64 (1.59.0-1ubuntu0.2) ...</text:p>
      <text:p text:style-name="Standard">Selecting previously unselected package libpsl5t64:amd64.</text:p>
      <text:p text:style-name="Standard">Preparing to unpack .../21-libpsl5t64_0.21.2-1.1build1_amd64.deb ...</text:p>
      <text:p text:style-name="Standard">Unpacking libpsl5t64:amd64 (0.21.2-1.1build1) ...</text:p>
      <text:p text:style-name="Standard">Selecting previously unselected package librtmp1:amd64.</text:p>
      <text:p text:style-name="Standard">Preparing to unpack .../22-librtmp1_2.4+20151223.gitfa8646d.1-2build7_amd64.deb ...</text:p>
      <text:p text:style-name="Standard">Unpacking librtmp1:amd64 (2.4+20151223.gitfa8646d.1-2build7) ...</text:p>
      <text:p text:style-name="Standard">Selecting previously unselected package libssh-4:amd64.</text:p>
      <text:p text:style-name="Standard">Preparing to unpack .../23-libssh-4_0.10.6-2build2_amd64.deb ...</text:p>
      <text:p text:style-name="Standard">Unpacking libssh-4:amd64 (0.10.6-2build2) ...</text:p>
      <text:p text:style-name="Standard">Selecting previously unselected package libcurl4t64:amd64.</text:p>
      <text:p text:style-name="Standard">Preparing to unpack .../24-libcurl4t64_8.5.0-2ubuntu10.6_amd64.deb ...</text:p>
      <text:p text:style-name="Standard">Unpacking libcurl4t64:amd64 (8.5.0-2ubuntu10.6) ...</text:p>
      <text:p text:style-name="Standard">Selecting previously unselected package libjansson4:amd64.</text:p>
      <text:p text:style-name="Standard">Preparing to unpack .../25-libjansson4_2.14-2build2_amd64.deb ...</text:p>
      <text:p text:style-name="Standard">Unpacking libjansson4:amd64 (2.14-2build2) ...</text:p>
      <text:p text:style-name="Standard">Selecting previously unselected package liblua5.4-0:amd64.</text:p>
      <text:p text:style-name="Standard">Preparing to unpack .../26-liblua5.4-0_5.4.6-3build2_amd64.deb ...</text:p>
      <text:p text:style-name="Standard">Unpacking liblua5.4-0:amd64 (5.4.6-3build2) ...</text:p>
      <text:p text:style-name="Standard">Selecting previously unselected package libicu74:amd64.</text:p>
      <text:p text:style-name="Standard">Preparing to unpack .../27-libicu74_74.2-1ubuntu3.1_amd64.deb ...</text:p>
      <text:p text:style-name="Standard">Unpacking libicu74:amd64 (74.2-1ubuntu3.1) ...</text:p>
      <text:p text:style-name="Standard">Selecting previously unselected package libxml2:amd64.</text:p>
      <text:p text:style-name="Standard">Preparing to unpack .../28-libxml2_2.9.14+dfsg-1.3ubuntu3.1_amd64.deb ...</text:p>
      <text:p text:style-name="Standard">Unpacking libxml2:amd64 (2.9.14+dfsg-1.3ubuntu3.1) ...</text:p>
      <text:p text:style-name="Standard">Selecting previously unselected package apache2-bin.</text:p>
      <text:p text:style-name="Standard">Preparing to unpack .../29-apache2-bin_2.4.58-1ubuntu8.5_amd64.deb ...</text:p>
      <text:p text:style-name="Standard">Unpacking apache2-bin (2.4.58-1ubuntu8.5) ...</text:p>
      <text:p text:style-name="Standard">Selecting previously unselected package apache2-data.</text:p>
      <text:p text:style-name="Standard">Preparing to unpack .../30-apache2-data_2.4.58-1ubuntu8.5_all.deb ...</text:p>
      <text:p text:style-name="Standard">Unpacking apache2-data (2.4.58-1ubuntu8.5) ...</text:p>
      <text:p text:style-name="Standard">Selecting previously unselected package apache2-utils.</text:p>
      <text:p text:style-name="Standard">Preparing to unpack .../31-apache2-utils_2.4.58-1ubuntu8.5_amd64.deb ...</text:p>
      <text:p text:style-name="Standard">Unpacking apache2-utils (2.4.58-1ubuntu8.5) ...</text:p>
      <text:p text:style-name="Standard">Selecting previously unselected package media-types.</text:p>
      <text:p text:style-name="Standard">Preparing to unpack .../32-media-types_10.1.0_all.deb ...</text:p>
      <text:p text:style-name="Standard">Unpacking media-types (10.1.0) ...</text:p>
      <text:p text:style-name="Standard"><text:soft-page-break/>Selecting previously unselected package apache2.</text:p>
      <text:p text:style-name="Standard">Preparing to unpack .../33-apache2_2.4.58-1ubuntu8.5_amd64.deb ...</text:p>
      <text:p text:style-name="Standard">Unpacking apache2 (2.4.58-1ubuntu8.5) ...</text:p>
      <text:p text:style-name="Standard">Selecting previously unselected package adduser.</text:p>
      <text:p text:style-name="Standard">Preparing to unpack .../34-adduser_3.137ubuntu1_all.deb ...</text:p>
      <text:p text:style-name="Standard">Unpacking adduser (3.137ubuntu1) ...</text:p>
      <text:p text:style-name="Standard">Setting up adduser (3.137ubuntu1) ...</text:p>
      <text:p text:style-name="Standard">Selecting previously unselected package openssl.</text:p>
      <text:p text:style-name="Standard">(Reading database ... 7311 files and directories currently installed.)</text:p>
      <text:p text:style-name="Standard">Preparing to unpack .../00-openssl_3.0.13-0ubuntu3.4_amd64.deb ...</text:p>
      <text:p text:style-name="Standard">Unpacking openssl (3.0.13-0ubuntu3.4) ...</text:p>
      <text:p text:style-name="Standard">Selecting previously unselected package ca-certificates.</text:p>
      <text:p text:style-name="Standard">Preparing to unpack .../01-ca-certificates_20240203_all.deb ...</text:p>
      <text:p text:style-name="Standard">Unpacking ca-certificates (20240203) ...</text:p>
      <text:p text:style-name="Standard">Selecting previously unselected package krb5-locales.</text:p>
      <text:p text:style-name="Standard">Preparing to unpack .../02-krb5-locales_1.20.1-6ubuntu2.2_all.deb ...</text:p>
      <text:p text:style-name="Standard">Unpacking krb5-locales (1.20.1-6ubuntu2.2) ...</text:p>
      <text:p text:style-name="Standard">Selecting previously unselected package libargon2-1:amd64.</text:p>
      <text:p text:style-name="Standard">Preparing to unpack .../03-libargon2-1_0~20190702+dfsg-4build1_amd64.deb ...</text:p>
      <text:p text:style-name="Standard">Unpacking libargon2-1:amd64 (0~20190702+dfsg-4build1) ...</text:p>
      <text:p text:style-name="Standard">Selecting previously unselected package libbsd0:amd64.</text:p>
      <text:p text:style-name="Standard">Preparing to unpack .../04-libbsd0_0.12.1-1build1.1_amd64.deb ...</text:p>
      <text:p text:style-name="Standard">Unpacking libbsd0:amd64 (0.12.1-1build1.1) ...</text:p>
      <text:p text:style-name="Standard">Selecting previously unselected package netbase.</text:p>
      <text:p text:style-name="Standard">Preparing to unpack .../05-netbase_6.4_all.deb ...</text:p>
      <text:p text:style-name="Standard">Unpacking netbase (6.4) ...</text:p>
      <text:p text:style-name="Standard">Selecting previously unselected package tzdata.</text:p>
      <text:p text:style-name="Standard">Preparing to unpack .../06-tzdata_2024b-0ubuntu0.24.04_all.deb ...</text:p>
      <text:p text:style-name="Standard">Unpacking tzdata (2024b-0ubuntu0.24.04) ...</text:p>
      <text:p text:style-name="Standard">Selecting previously unselected package ucf.</text:p>
      <text:p text:style-name="Standard">Preparing to unpack .../07-ucf_3.0043+nmu1_all.deb ...</text:p>
      <text:p text:style-name="Standard">Moving old data out of the way</text:p>
      <text:p text:style-name="Standard">Unpacking ucf (3.0043+nmu1) ...</text:p>
      <text:p text:style-name="Standard">Selecting previously unselected package libedit2:amd64.</text:p>
      <text:p text:style-name="Standard">Preparing to unpack .../08-libedit2_3.1-20230828-1build1_amd64.deb ...</text:p>
      <text:p text:style-name="Standard">Unpacking libedit2:amd64 (3.1-20230828-1build1) ...</text:p>
      <text:p text:style-name="Standard">Selecting previously unselected package psmisc.</text:p>
      <text:p text:style-name="Standard">Preparing to unpack .../09-psmisc_23.7-1build1_amd64.deb ...</text:p>
      <text:p text:style-name="Standard">Unpacking psmisc (23.7-1build1) ...</text:p>
      <text:p text:style-name="Standard">Selecting previously unselected package publicsuffix.</text:p>
      <text:p text:style-name="Standard">Preparing to unpack .../10-publicsuffix_20231001.0357-0.1_all.deb ...</text:p>
      <text:p text:style-name="Standard">Unpacking publicsuffix (20231001.0357-0.1) ...</text:p>
      <text:p text:style-name="Standard">Selecting previously unselected package php-common.</text:p>
      <text:p text:style-name="Standard">Preparing to unpack .../11-php-common_2%3a93ubuntu2_all.deb ...</text:p>
      <text:p text:style-name="Standard">Unpacking php-common (2:93ubuntu2) ...</text:p>
      <text:p text:style-name="Standard">Selecting previously unselected package php8.3-common.</text:p>
      <text:p text:style-name="Standard">Preparing to unpack .../12-php8.3-common_8.3.6-0ubuntu0.24.04.3_amd64.deb ...</text:p>
      <text:p text:style-name="Standard">Unpacking php8.3-common (8.3.6-0ubuntu0.24.04.3) ...</text:p>
      <text:p text:style-name="Standard">Selecting previously unselected package php8.3-opcache.</text:p>
      <text:p text:style-name="Standard">Preparing to unpack .../13-php8.3-opcache_8.3.6-0ubuntu0.24.04.3_amd64.deb ...</text:p>
      <text:p text:style-name="Standard">Unpacking php8.3-opcache (8.3.6-0ubuntu0.24.04.3) ...</text:p>
      <text:p text:style-name="Standard">Selecting previously unselected package php8.3-readline.</text:p>
      <text:p text:style-name="Standard"><text:soft-page-break/>Preparing to unpack .../14-php8.3-readline_8.3.6-0ubuntu0.24.04.3_amd64.deb ...</text:p>
      <text:p text:style-name="Standard">Unpacking php8.3-readline (8.3.6-0ubuntu0.24.04.3) ...</text:p>
      <text:p text:style-name="Standard">Selecting previously unselected package libsodium23:amd64.</text:p>
      <text:p text:style-name="Standard">Preparing to unpack .../15-libsodium23_1.0.18-1build3_amd64.deb ...</text:p>
      <text:p text:style-name="Standard">Unpacking libsodium23:amd64 (1.0.18-1build3) ...</text:p>
      <text:p text:style-name="Standard">Selecting previously unselected package php8.3-cli.</text:p>
      <text:p text:style-name="Standard">Preparing to unpack .../16-php8.3-cli_8.3.6-0ubuntu0.24.04.3_amd64.deb ...</text:p>
      <text:p text:style-name="Standard">Unpacking php8.3-cli (8.3.6-0ubuntu0.24.04.3) ...</text:p>
      <text:p text:style-name="Standard">Selecting previously unselected package libapache2-mod-php8.3.</text:p>
      <text:p text:style-name="Standard">Preparing to unpack .../17-libapache2-mod-php8.3_8.3.6-0ubuntu0.24.04.3_amd64.deb ...</text:p>
      <text:p text:style-name="Standard">Unpacking libapache2-mod-php8.3 (8.3.6-0ubuntu0.24.04.3) ...</text:p>
      <text:p text:style-name="Standard">Selecting previously unselected package libldap-common.</text:p>
      <text:p text:style-name="Standard">Preparing to unpack .../18-libldap-common_2.6.7+dfsg-1~exp1ubuntu8.1_all.deb ...</text:p>
      <text:p text:style-name="Standard">Unpacking libldap-common (2.6.7+dfsg-1~exp1ubuntu8.1) ...</text:p>
      <text:p text:style-name="Standard">Selecting previously unselected package libsasl2-modules:amd64.</text:p>
      <text:p text:style-name="Standard">Preparing to unpack .../19-libsasl2-modules_2.1.28+dfsg1-5ubuntu3.1_amd64.deb ...</text:p>
      <text:p text:style-name="Standard">Unpacking libsasl2-modules:amd64 (2.1.28+dfsg1-5ubuntu3.1) ...</text:p>
      <text:p text:style-name="Standard">Selecting previously unselected package php8.3.</text:p>
      <text:p text:style-name="Standard">Preparing to unpack .../20-php8.3_8.3.6-0ubuntu0.24.04.3_all.deb ...</text:p>
      <text:p text:style-name="Standard">Unpacking php8.3 (8.3.6-0ubuntu0.24.04.3) ...</text:p>
      <text:p text:style-name="Standard">Selecting previously unselected package php.</text:p>
      <text:p text:style-name="Standard">Preparing to unpack .../21-php_2%3a8.3+93ubuntu2_all.deb ...</text:p>
      <text:p text:style-name="Standard">Unpacking php (2:8.3+93ubuntu2) ...</text:p>
      <text:p text:style-name="Standard">Selecting previously unselected package php8.3-mysql.</text:p>
      <text:p text:style-name="Standard">Preparing to unpack .../22-php8.3-mysql_8.3.6-0ubuntu0.24.04.3_amd64.deb ...</text:p>
      <text:p text:style-name="Standard">Unpacking php8.3-mysql (8.3.6-0ubuntu0.24.04.3) ...</text:p>
      <text:p text:style-name="Standard">Selecting previously unselected package php-mysql.</text:p>
      <text:p text:style-name="Standard">Preparing to unpack .../23-php-mysql_2%3a8.3+93ubuntu2_all.deb ...</text:p>
      <text:p text:style-name="Standard">Unpacking php-mysql (2:8.3+93ubuntu2) ...</text:p>
      <text:p text:style-name="Standard">Selecting previously unselected package ssl-cert.</text:p>
      <text:p text:style-name="Standard">Preparing to unpack .../24-ssl-cert_1.1.2ubuntu1_all.deb ...</text:p>
      <text:p text:style-name="Standard">Unpacking ssl-cert (1.1.2ubuntu1) ...</text:p>
      <text:p text:style-name="Standard">Setting up libexpat1:amd64 (2.6.1-2ubuntu0.2) ...</text:p>
      <text:p text:style-name="Standard">Setting up media-types (10.1.0) ...</text:p>
      <text:p text:style-name="Standard">Setting up libkeyutils1:amd64 (1.6.3-3build1) ...</text:p>
      <text:p text:style-name="Standard">Setting up libsodium23:amd64 (1.0.18-1build3) ...</text:p>
      <text:p text:style-name="Standard">Setting up libgdbm6t64:amd64 (1.23-5.1build1) ...</text:p>
      <text:p text:style-name="Standard">Setting up libgdbm-compat4t64:amd64 (1.23-5.1build1) ...</text:p>
      <text:p text:style-name="Standard">Setting up psmisc (23.7-1build1) ...</text:p>
      <text:p text:style-name="Standard">Setting up libargon2-1:amd64 (0~20190702+dfsg-4build1) ...</text:p>
      <text:p text:style-name="Standard">Setting up libbrotli1:amd64 (1.1.0-2build2) ...</text:p>
      <text:p text:style-name="Standard">Setting up libsqlite3-0:amd64 (3.45.1-1ubuntu2.1) ...</text:p>
      <text:p text:style-name="Standard">Setting up libsasl2-modules:amd64 (2.1.28+dfsg1-5ubuntu3.1) ...</text:p>
      <text:p text:style-name="Standard">Setting up libpsl5t64:amd64 (0.21.2-1.1build1) ...</text:p>
      <text:p text:style-name="Standard">Setting up libnghttp2-14:amd64 (1.59.0-1ubuntu0.2) ...</text:p>
      <text:p text:style-name="Standard">Setting up krb5-locales (1.20.1-6ubuntu2.2) ...</text:p>
      <text:p text:style-name="Standard">Setting up libldap-common (2.6.7+dfsg-1~exp1ubuntu8.1) ...</text:p>
      <text:p text:style-name="Standard">Setting up libjansson4:amd64 (2.14-2build2) ...</text:p>
      <text:p text:style-name="Standard">Setting up libkrb5support0:amd64 (1.20.1-6ubuntu2.2) ...</text:p>
      <text:p text:style-name="Standard">Setting up libsasl2-modules-db:amd64 (2.1.28+dfsg1-5ubuntu3.1) ...</text:p>
      <text:p text:style-name="Standard">Setting up tzdata (2024b-0ubuntu0.24.04) ...</text:p>
      <text:p text:style-name="Standard">debconf: unable to initialize frontend: Dialog</text:p>
      <text:p text:style-name="Standard"><text:soft-page-break/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>Configuring tzdata</text:p>
      <text:p text:style-name="Standard">------------------</text:p>
      <text:p text:style-name="Standard"/>
      <text:p text:style-name="Standard">Please select the geographic area in which you live. Subsequent configuration questions will narrow this down by presenting a</text:p>
      <text:p text:style-name="Standard">list of cities, representing the time zones in which they are located.</text:p>
      <text:p text:style-name="Standard"/>
      <text:p text:style-name="Standard"><text:s text:c="2"/>1. Africa <text:s text:c="2"/>3. Antarctica <text:s/>5. Asia <text:s text:c="5"/>7. Australia <text:s/>9. Indian <text:s text:c="3"/>11. Etc</text:p>
      <text:p text:style-name="Standard"><text:s text:c="2"/>2. America <text:s/>4. Arctic <text:s text:c="5"/>6. Atlantic <text:s/>8. Europe <text:s text:c="4"/>10. Pacific <text:s/>12. Legacy</text:p>
      <text:p text:style-name="Standard">Geographic area: 9</text:p>
      <text:p text:style-name="Standard"/>
      <text:p text:style-name="Standard">Please select the city or region corresponding to your time zone.</text:p>
      <text:p text:style-name="Standard"/>
      <text:p text:style-name="Standard"><text:s text:c="2"/>1. Antananarivo <text:s/>3. Christmas <text:s/>5. Comoro <text:s text:c="4"/>7. Mahe <text:s text:c="5"/>9. Mauritius <text:s/>11. Reunion</text:p>
      <text:p text:style-name="Standard"><text:s text:c="2"/>2. Chagos <text:s text:c="7"/>4. Cocos <text:s text:c="5"/>6. Kerguelen <text:s/>8. Maldives <text:s/>10. Mayotte</text:p>
      <text:p text:style-name="Standard">Time zone: 9</text:p>
      <text:p text:style-name="Standard"/>
      <text:p text:style-name="Standard"/>
      <text:p text:style-name="Standard">Current default time zone: 'Indian/Mauritius'</text:p>
      <text:p text:style-name="Standard">Local time is now: <text:s text:c="5"/>Tue Feb <text:s/>4 13:43:45 +04 2025.</text:p>
      <text:p text:style-name="Standard">Universal Time is now: <text:s/>Tue Feb <text:s/>4 09:43:45 UTC 2025.</text:p>
      <text:p text:style-name="Standard">Run 'dpkg-reconfigure tzdata' if you wish to change it.</text:p>
      <text:p text:style-name="Standard"/>
      <text:p text:style-name="Standard">Setting up librtmp1:amd64 (2.4+20151223.gitfa8646d.1-2build7) ...</text:p>
      <text:p text:style-name="Standard">Setting up perl-modules-5.38 (5.38.2-3.2build2.1) ...</text:p>
      <text:p text:style-name="Standard">Setting up ucf (3.0043+nmu1) ...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>Setting up libk5crypto3:amd64 (1.20.1-6ubuntu2.2) ...</text:p>
      <text:p text:style-name="Standard">Setting up libsasl2-2:amd64 (2.1.28+dfsg1-5ubuntu3.1) ...</text:p>
      <text:p text:style-name="Standard">Setting up libicu74:amd64 (74.2-1ubuntu3.1) ...</text:p>
      <text:p text:style-name="Standard">Setting up libapr1t64:amd64 (1.7.2-3.1ubuntu0.1) ...</text:p>
      <text:p text:style-name="Standard">Setting up liblua5.4-0:amd64 (5.4.6-3build2) ...</text:p>
      <text:p text:style-name="Standard">Setting up netbase (6.4) ...</text:p>
      <text:p text:style-name="Standard">Setting up libkrb5-3:amd64 (1.20.1-6ubuntu2.2) ...</text:p>
      <text:p text:style-name="Standard">Setting up apache2-data (2.4.58-1ubuntu8.5) ...</text:p>
      <text:p text:style-name="Standard">Setting up libperl5.38t64:amd64 (5.38.2-3.2build2.1) ...</text:p>
      <text:p text:style-name="Standard">Setting up openssl (3.0.13-0ubuntu3.4) ...</text:p>
      <text:p text:style-name="Standard">Setting up libbsd0:amd64 (0.12.1-1build1.1) ...</text:p>
      <text:p text:style-name="Standard">Setting up publicsuffix (20231001.0357-0.1) ...</text:p>
      <text:p text:style-name="Standard">Setting up libxml2:amd64 (2.9.14+dfsg-1.3ubuntu3.1) ...</text:p>
      <text:p text:style-name="Standard">Setting up libldap2:amd64 (2.6.7+dfsg-1~exp1ubuntu8.1) ...</text:p>
      <text:p text:style-name="Standard">Setting up libaprutil1t64:amd64 (1.6.3-1.1ubuntu7) ...</text:p>
      <text:p text:style-name="Standard">Setting up php-common (2:93ubuntu2) ...</text:p>
      <text:p text:style-name="Standard">Setting up libedit2:amd64 (3.1-20230828-1build1) ...</text:p>
      <text:p text:style-name="Standard">Setting up php8.3-common (8.3.6-0ubuntu0.24.04.3) ...</text:p>
      <text:p text:style-name="Standard">debconf: unable to initialize frontend: Dialog</text:p>
      <text:p text:style-name="Standard"><text:soft-page-break/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calendar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ctype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exif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fileinfo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ffi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ftp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gettext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iconv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<text:soft-page-break/>Creating config file /etc/php/8.3/mods-available/pdo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phar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posix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shmop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sockets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sysvmsg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sysvsem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sysvshm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tokenizer.ini with new version</text:p>
      <text:p text:style-name="Standard">Setting up libaprutil1-ldap:amd64 (1.6.3-1.1ubuntu7) ...</text:p>
      <text:p text:style-name="Standard">Setting up libaprutil1-dbd-sqlite3:amd64 (1.6.3-1.1ubuntu7) ...</text:p>
      <text:p text:style-name="Standard">Setting up php8.3-mysql (8.3.6-0ubuntu0.24.04.3) ...</text:p>
      <text:p text:style-name="Standard"><text:soft-page-break/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mysqlnd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mysqli.ini with new version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pdo_mysql.ini with new version</text:p>
      <text:p text:style-name="Standard">Setting up ca-certificates (20240203) ...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>Updating certificates in /etc/ssl/certs...</text:p>
      <text:p text:style-name="Standard">146 added, 0 removed; done.</text:p>
      <text:p text:style-name="Standard">Setting up perl (5.38.2-3.2build2.1) ...</text:p>
      <text:p text:style-name="Standard">Setting up php8.3-readline (8.3.6-0ubuntu0.24.04.3) ...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readline.ini with new version</text:p>
      <text:p text:style-name="Standard">Setting up ssl-cert (1.1.2ubuntu1) ...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>Setting up libgssapi-krb5-2:amd64 (1.20.1-6ubuntu2.2) ...</text:p>
      <text:p text:style-name="Standard">Setting up libssh-4:amd64 (0.10.6-2build2) ...</text:p>
      <text:p text:style-name="Standard">Setting up php8.3-opcache (8.3.6-0ubuntu0.24.04.3) ...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mods-available/opcache.ini with new version</text:p>
      <text:p text:style-name="Standard">Setting up apache2-utils (2.4.58-1ubuntu8.5) ...</text:p>
      <text:p text:style-name="Standard">Setting up php-mysql (2:8.3+93ubuntu2) ...</text:p>
      <text:p text:style-name="Standard">Setting up libcurl4t64:amd64 (8.5.0-2ubuntu10.6) ...</text:p>
      <text:p text:style-name="Standard">Setting up php8.3-cli (8.3.6-0ubuntu0.24.04.3) ...</text:p>
      <text:p text:style-name="Standard">update-alternatives: using /usr/bin/php8.3 to provide /usr/bin/php (php) in auto mode</text:p>
      <text:p text:style-name="Standard"><text:soft-page-break/>update-alternatives: warning: skip creation of /usr/share/man/man1/php.1.gz because associated file /usr/share/man/man1/php8.3.1.gz (of link group php) doesn't exist</text:p>
      <text:p text:style-name="Standard">update-alternatives: using /usr/bin/phar8.3 to provide /usr/bin/phar (phar) in auto mode</text:p>
      <text:p text:style-name="Standard">update-alternatives: warning: skip creation of /usr/share/man/man1/phar.1.gz because associated file /usr/share/man/man1/phar8.3.1.gz (of link group phar) doesn't exist</text:p>
      <text:p text:style-name="Standard">update-alternatives: using /usr/bin/phar.phar8.3 to provide /usr/bin/phar.phar (phar.phar) in auto mode</text:p>
      <text:p text:style-name="Standard">update-alternatives: warning: skip creation of /usr/share/man/man1/phar.phar.1.gz because associated file /usr/share/man/man1/phar.phar8.3.1.gz (of link group phar.phar) doesn't exist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cli/php.ini with new version</text:p>
      <text:p text:style-name="Standard">Setting up apache2-bin (2.4.58-1ubuntu8.5) ...</text:p>
      <text:p text:style-name="Standard">Setting up libapache2-mod-php8.3 (8.3.6-0ubuntu0.24.04.3) ...</text:p>
      <text:p text:style-name="Standard">Package apache2 is not configured yet. Will defer actions by package libapache2-mod-php8.3.</text:p>
      <text:p text:style-name="Standard">debconf: unable to initialize frontend: Dialog</text:p>
      <text:p text:style-name="Standard">debconf: (No usable dialog-like program is installed, so the dialog based frontend cannot be used. at /usr/share/perl5/Debconf/FrontEnd/Dialog.pm line 79.)</text:p>
      <text:p text:style-name="Standard">debconf: falling back to frontend: Readline</text:p>
      <text:p text:style-name="Standard"/>
      <text:p text:style-name="Standard">Creating config file /etc/php/8.3/apache2/php.ini with new version</text:p>
      <text:p text:style-name="Standard">No module matches </text:p>
      <text:p text:style-name="Standard">Setting up apache2 (2.4.58-1ubuntu8.5) ...</text:p>
      <text:p text:style-name="Standard">Enabling module mpm_event.</text:p>
      <text:p text:style-name="Standard">Enabling module authz_core.</text:p>
      <text:p text:style-name="Standard">Enabling module authz_host.</text:p>
      <text:p text:style-name="Standard">Enabling module authn_core.</text:p>
      <text:p text:style-name="Standard">Enabling module auth_basic.</text:p>
      <text:p text:style-name="Standard">Enabling module access_compat.</text:p>
      <text:p text:style-name="Standard">Enabling module authn_file.</text:p>
      <text:p text:style-name="Standard">Enabling module authz_user.</text:p>
      <text:p text:style-name="Standard">Enabling module alias.</text:p>
      <text:p text:style-name="Standard">Enabling module dir.</text:p>
      <text:p text:style-name="Standard">Enabling module autoindex.</text:p>
      <text:p text:style-name="Standard">Enabling module env.</text:p>
      <text:p text:style-name="Standard">Enabling module mime.</text:p>
      <text:p text:style-name="Standard">Enabling module negotiation.</text:p>
      <text:p text:style-name="Standard">Enabling module setenvif.</text:p>
      <text:p text:style-name="Standard">Enabling module filter.</text:p>
      <text:p text:style-name="Standard">Enabling module deflate.</text:p>
      <text:p text:style-name="Standard">Enabling module status.</text:p>
      <text:p text:style-name="Standard">Enabling module reqtimeout.</text:p>
      <text:p text:style-name="Standard">Enabling conf charset.</text:p>
      <text:p text:style-name="Standard">Enabling conf localized-error-pages.</text:p>
      <text:p text:style-name="Standard">Enabling conf other-vhosts-access-log.</text:p>
      <text:p text:style-name="Standard">Enabling conf security.</text:p>
      <text:p text:style-name="Standard">Enabling conf serve-cgi-bin.</text:p>
      <text:p text:style-name="Standard">Enabling site 000-default.</text:p>
      <text:p text:style-name="Standard">info: Switch to mpm prefork for package libapache2-mod-php8.3</text:p>
      <text:p text:style-name="Standard"><text:soft-page-break/>Module mpm_event disabled.</text:p>
      <text:p text:style-name="Standard">Enabling module mpm_prefork.</text:p>
      <text:p text:style-name="Standard">info: Executing deferred 'a2enmod php8.3' for package libapache2-mod-php8.3</text:p>
      <text:p text:style-name="Standard">Enabling module php8.3.</text:p>
      <text:p text:style-name="Standard">invoke-rc.d: could not determine current runlevel</text:p>
      <text:p text:style-name="Standard">invoke-rc.d: policy-rc.d denied execution of start.</text:p>
      <text:p text:style-name="Standard">Setting up php8.3 (8.3.6-0ubuntu0.24.04.3) ...</text:p>
      <text:p text:style-name="Standard">Setting up php (2:8.3+93ubuntu2) ...</text:p>
      <text:p text:style-name="Standard">Processing triggers for libc-bin (2.39-0ubuntu8.3) ...</text:p>
      <text:p text:style-name="Standard">Processing triggers for ca-certificates (20240203) ...</text:p>
      <text:p text:style-name="Standard">Updating certificates in /etc/ssl/certs...</text:p>
      <text:p text:style-name="Standard">0 added, 0 removed; done.</text:p>
      <text:p text:style-name="Standard">Running hooks in /etc/ca-certificates/update.d...</text:p>
      <text:p text:style-name="Standard">done.</text:p>
      <text:p text:style-name="Standard">Processing triggers for php8.3-cli (8.3.6-0ubuntu0.24.04.3) ...</text:p>
      <text:p text:style-name="Standard">Processing triggers for libapache2-mod-php8.3 (8.3.6-0ubuntu0.24.04.3) ...</text:p>
      <text:p text:style-name="Standard">invoke-rc.d: could not determine current runlevel</text:p>
      <text:p text:style-name="Standard">invoke-rc.d: policy-rc.d denied execution of restart.</text:p>
      <text:p text:style-name="Standard">root@4c6e9828f646:/# service apache2 status</text:p>
      <text:p text:style-name="Standard"><text:s/>* apache2 is not running</text:p>
      <text:p text:style-name="Standard">root@4c6e9828f646:/# service apache2 start </text:p>
      <text:p text:style-name="Standard"><text:s/>* Starting Apache httpd web server apache2 <text:s text:c="83"/>AH00558: apache2: Could not reliably determine the server's fully qualified domain name, using 172.17.0.3. Set the 'ServerName' directive globally to suppress this message</text:p>
      <text:p text:style-name="Standard"><text:s/>* </text:p>
      <text:p text:style-name="Standard">root@4c6e9828f646:/# service apache2 status</text:p>
      <text:p text:style-name="Standard"><text:s/>* apache2 is running</text:p>
      <text:p text:style-name="Standard">root@4c6e9828f646:/# cd /var/www/html/</text:p>
      <text:p text:style-name="Standard">root@4c6e9828f646:/var/www/html# ls</text:p>
      <text:p text:style-name="Standard">index.html</text:p>
      <text:p text:style-name="Standard">root@4c6e9828f646:/var/www/html# rm -rf index.html</text:p>
      <text:p text:style-name="Standard">root@4c6e9828f646:/var/www/html# ls</text:p>
      <text:p text:style-name="Standard">root@4c6e9828f646:/var/www/html# nano index.html</text:p>
      <text:p text:style-name="Standard">bash: nano: command not found</text:p>
      <text:p text:style-name="Standard">root@4c6e9828f646:/var/www/html# vi index.html</text:p>
      <text:p text:style-name="Standard">bash: vi: command not found</text:p>
      <text:p text:style-name="Standard">root@4c6e9828f646:/var/www/html# apt-get install nano vim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libgpm2 libpython3.12-minimal libpython3.12-stdlib libpython3.12t64 libreadline8t64 readline-common vim-common vim-runtime</text:p>
      <text:p text:style-name="Standard"><text:s text:c="2"/>xxd</text:p>
      <text:p text:style-name="Standard">Suggested packages:</text:p>
      <text:p text:style-name="Standard"><text:s text:c="2"/>gpm hunspell readline-doc ctags vim-doc vim-scripts</text:p>
      <text:p text:style-name="Standard">The following NEW packages will be installed:</text:p>
      <text:p text:style-name="Standard"><text:s text:c="2"/>libgpm2 libpython3.12-minimal libpython3.12-stdlib libpython3.12t64 libreadline8t64 nano readline-common vim vim-common</text:p>
      <text:p text:style-name="Standard"><text:s text:c="2"/>vim-runtime xxd</text:p>
      <text:p text:style-name="Standard">0 upgraded, 11 newly installed, 0 to remove and 11 not upgraded.</text:p>
      <text:p text:style-name="Standard">Need to get 15.4 MB of archives.</text:p>
      <text:p text:style-name="Standard"><text:soft-page-break/>After this operation, 68.8 MB of additional disk space will be used.</text:p>
      <text:p text:style-name="Standard">Do you want to continue? [Y/n] Y</text:p>
      <text:p text:style-name="Standard">Get:1 http://archive.ubuntu.com/ubuntu noble-updates/main amd64 libpython3.12-minimal amd64 3.12.3-1ubuntu0.4 [834 kB]</text:p>
      <text:p text:style-name="Standard">Get:2 http://archive.ubuntu.com/ubuntu noble/main amd64 readline-common all 8.2-4build1 [56.5 kB]</text:p>
      <text:p text:style-name="Standard">Get:3 http://archive.ubuntu.com/ubuntu noble/main amd64 libreadline8t64 amd64 8.2-4build1 [153 kB]</text:p>
      <text:p text:style-name="Standard">Get:4 http://archive.ubuntu.com/ubuntu noble-updates/main amd64 libpython3.12-stdlib amd64 3.12.3-1ubuntu0.4 [2068 kB]</text:p>
      <text:p text:style-name="Standard">Get:5 http://archive.ubuntu.com/ubuntu noble-updates/main amd64 vim-common all 2:9.1.0016-1ubuntu7.6 [385 kB]</text:p>
      <text:p text:style-name="Standard">Get:6 http://archive.ubuntu.com/ubuntu noble-updates/main amd64 xxd amd64 2:9.1.0016-1ubuntu7.6 [63.3 kB] <text:s text:c="20"/></text:p>
      <text:p text:style-name="Standard">Get:7 http://archive.ubuntu.com/ubuntu noble/main amd64 libgpm2 amd64 1.20.7-11 [14.1 kB] <text:s text:c="36"/></text:p>
      <text:p text:style-name="Standard">Get:8 http://archive.ubuntu.com/ubuntu noble-updates/main amd64 nano amd64 7.2-2ubuntu0.1 [282 kB] <text:s text:c="27"/></text:p>
      <text:p text:style-name="Standard">Get:9 http://archive.ubuntu.com/ubuntu noble-updates/main amd64 libpython3.12t64 amd64 3.12.3-1ubuntu0.4 [2346 kB] <text:s text:c="11"/></text:p>
      <text:p text:style-name="Standard">Get:10 http://archive.ubuntu.com/ubuntu noble-updates/main amd64 vim-runtime all 2:9.1.0016-1ubuntu7.6 [7281 kB] <text:s text:c="13"/></text:p>
      <text:p text:style-name="Standard">Get:11 http://archive.ubuntu.com/ubuntu noble-updates/main amd64 vim amd64 2:9.1.0016-1ubuntu7.6 [1880 kB] <text:s text:c="19"/></text:p>
      <text:p text:style-name="Standard">Fetched 15.4 MB in 17s (884 kB/s) <text:s text:c="92"/></text:p>
      <text:p text:style-name="Standard">debconf: delaying package configuration, since apt-utils is not installed</text:p>
      <text:p text:style-name="Standard">Selecting previously unselected package libpython3.12-minimal:amd64.</text:p>
      <text:p text:style-name="Standard">(Reading database ... 8687 files and directories currently installed.)</text:p>
      <text:p text:style-name="Standard">Preparing to unpack .../00-libpython3.12-minimal_3.12.3-1ubuntu0.4_amd64.deb ...</text:p>
      <text:p text:style-name="Standard">Unpacking libpython3.12-minimal:amd64 (3.12.3-1ubuntu0.4) ...</text:p>
      <text:p text:style-name="Standard">Selecting previously unselected package readline-common.</text:p>
      <text:p text:style-name="Standard">Preparing to unpack .../01-readline-common_8.2-4build1_all.deb ...</text:p>
      <text:p text:style-name="Standard">Unpacking readline-common (8.2-4build1) ...</text:p>
      <text:p text:style-name="Standard">Selecting previously unselected package libreadline8t64:amd64.</text:p>
      <text:p text:style-name="Standard">Preparing to unpack .../02-libreadline8t64_8.2-4build1_amd64.deb ...</text:p>
      <text:p text:style-name="Standard">Adding 'diversion of /lib/x86_64-linux-gnu/libhistory.so.8 to /lib/x86_64-linux-gnu/libhistory.so.8.usr-is-merged by libreadline8t64'</text:p>
      <text:p text:style-name="Standard">Adding 'diversion of /lib/x86_64-linux-gnu/libhistory.so.8.2 to /lib/x86_64-linux-gnu/libhistory.so.8.2.usr-is-merged by libreadline8t64'</text:p>
      <text:p text:style-name="Standard">Adding 'diversion of /lib/x86_64-linux-gnu/libreadline.so.8 to /lib/x86_64-linux-gnu/libreadline.so.8.usr-is-merged by libreadline8t64'</text:p>
      <text:p text:style-name="Standard">Adding 'diversion of /lib/x86_64-linux-gnu/libreadline.so.8.2 to /lib/x86_64-linux-gnu/libreadline.so.8.2.usr-is-merged by libreadline8t64'</text:p>
      <text:p text:style-name="Standard">Unpacking libreadline8t64:amd64 (8.2-4build1) ...</text:p>
      <text:p text:style-name="Standard">Selecting previously unselected package libpython3.12-stdlib:amd64.</text:p>
      <text:p text:style-name="Standard">Preparing to unpack .../03-libpython3.12-stdlib_3.12.3-1ubuntu0.4_amd64.deb ...</text:p>
      <text:p text:style-name="Standard">Unpacking libpython3.12-stdlib:amd64 (3.12.3-1ubuntu0.4) ...</text:p>
      <text:p text:style-name="Standard">Selecting previously unselected package vim-common.</text:p>
      <text:p text:style-name="Standard">Preparing to unpack .../04-vim-common_2%3a9.1.0016-1ubuntu7.6_all.deb ...</text:p>
      <text:p text:style-name="Standard">Unpacking vim-common (2:9.1.0016-1ubuntu7.6) ...</text:p>
      <text:p text:style-name="Standard">Selecting previously unselected package xxd.</text:p>
      <text:p text:style-name="Standard">Preparing to unpack .../05-xxd_2%3a9.1.0016-1ubuntu7.6_amd64.deb ...</text:p>
      <text:p text:style-name="Standard">Unpacking xxd (2:9.1.0016-1ubuntu7.6) ...</text:p>
      <text:p text:style-name="Standard"><text:soft-page-break/>Selecting previously unselected package libgpm2:amd64.</text:p>
      <text:p text:style-name="Standard">Preparing to unpack .../06-libgpm2_1.20.7-11_amd64.deb ...</text:p>
      <text:p text:style-name="Standard">Unpacking libgpm2:amd64 (1.20.7-11) ...</text:p>
      <text:p text:style-name="Standard">Selecting previously unselected package nano.</text:p>
      <text:p text:style-name="Standard">Preparing to unpack .../07-nano_7.2-2ubuntu0.1_amd64.deb ...</text:p>
      <text:p text:style-name="Standard">Unpacking nano (7.2-2ubuntu0.1) ...</text:p>
      <text:p text:style-name="Standard">Selecting previously unselected package libpython3.12t64:amd64.</text:p>
      <text:p text:style-name="Standard">Preparing to unpack .../08-libpython3.12t64_3.12.3-1ubuntu0.4_amd64.deb ...</text:p>
      <text:p text:style-name="Standard">Unpacking libpython3.12t64:amd64 (3.12.3-1ubuntu0.4) ...</text:p>
      <text:p text:style-name="Standard">Selecting previously unselected package vim-runtime.</text:p>
      <text:p text:style-name="Standard">Preparing to unpack .../09-vim-runtime_2%3a9.1.0016-1ubuntu7.6_all.deb ...</text:p>
      <text:p text:style-name="Standard">Adding 'diversion of /usr/share/vim/vim91/doc/help.txt to /usr/share/vim/vim91/doc/help.txt.vim-tiny by vim-runtime'</text:p>
      <text:p text:style-name="Standard">Adding 'diversion of /usr/share/vim/vim91/doc/tags to /usr/share/vim/vim91/doc/tags.vim-tiny by vim-runtime'</text:p>
      <text:p text:style-name="Standard">Unpacking vim-runtime (2:9.1.0016-1ubuntu7.6) ...</text:p>
      <text:p text:style-name="Standard">Selecting previously unselected package vim.</text:p>
      <text:p text:style-name="Standard">Preparing to unpack .../10-vim_2%3a9.1.0016-1ubuntu7.6_amd64.deb ...</text:p>
      <text:p text:style-name="Standard">Unpacking vim (2:9.1.0016-1ubuntu7.6) ...</text:p>
      <text:p text:style-name="Standard">Setting up libgpm2:amd64 (1.20.7-11) ...</text:p>
      <text:p text:style-name="Standard">Setting up libpython3.12-minimal:amd64 (3.12.3-1ubuntu0.4) ...</text:p>
      <text:p text:style-name="Standard">Setting up xxd (2:9.1.0016-1ubuntu7.6) ...</text:p>
      <text:p text:style-name="Standard">Setting up vim-common (2:9.1.0016-1ubuntu7.6) ...</text:p>
      <text:p text:style-name="Standard">Setting up nano (7.2-2ubuntu0.1) ...</text:p>
      <text:p text:style-name="Standard">update-alternatives: using /bin/nano to provide /usr/bin/editor (editor) in auto mode</text:p>
      <text:p text:style-name="Standard">update-alternatives: warning: skip creation of /usr/share/man/man1/editor.1.gz because associated file /usr/share/man/man1/nano.1.gz (of link group editor) doesn't exist</text:p>
      <text:p text:style-name="Standard">update-alternatives: using /bin/nano to provide /usr/bin/pico (pico) in auto mode</text:p>
      <text:p text:style-name="Standard">update-alternatives: warning: skip creation of /usr/share/man/man1/pico.1.gz because associated file /usr/share/man/man1/nano.1.gz (of link group pico) doesn't exist</text:p>
      <text:p text:style-name="Standard">Setting up vim-runtime (2:9.1.0016-1ubuntu7.6) ...</text:p>
      <text:p text:style-name="Standard">Setting up readline-common (8.2-4build1) ...</text:p>
      <text:p text:style-name="Standard">Setting up libreadline8t64:amd64 (8.2-4build1) ...</text:p>
      <text:p text:style-name="Standard">Setting up libpython3.12-stdlib:amd64 (3.12.3-1ubuntu0.4) ...</text:p>
      <text:p text:style-name="Standard">Setting up libpython3.12t64:amd64 (3.12.3-1ubuntu0.4) ...</text:p>
      <text:p text:style-name="Standard">Setting up vim (2:9.1.0016-1ubuntu7.6) ...</text:p>
      <text:p text:style-name="Standard">update-alternatives: using /usr/bin/vim.basic to provide /usr/bin/ex (ex) in auto mode</text:p>
      <text:p text:style-name="Standard">update-alternatives: warning: skip creation of /usr/share/man/man1/ex.1.gz because associated file /usr/share/man/man1/vim.1.gz (of link group ex) doesn't exist</text:p>
      <text:p text:style-name="Standard">update-alternatives: warning: skip creation of /usr/share/man/da/man1/ex.1.gz because associated file /usr/share/man/da/man1/vim.1.gz (of link group ex) doesn't exist</text:p>
      <text:p text:style-name="Standard">update-alternatives: warning: skip creation of /usr/share/man/de/man1/ex.1.gz because associated file /usr/share/man/de/man1/vim.1.gz (of link group ex) doesn't exist</text:p>
      <text:p text:style-name="Standard">update-alternatives: warning: skip creation of /usr/share/man/fr/man1/ex.1.gz because associated file /usr/share/man/fr/man1/vim.1.gz (of link group ex) doesn't exist</text:p>
      <text:p text:style-name="Standard">update-alternatives: warning: skip creation of /usr/share/man/it/man1/ex.1.gz because associated file /usr/share/man/it/man1/vim.1.gz (of link group ex) doesn't exist</text:p>
      <text:p text:style-name="Standard">update-alternatives: warning: skip creation of /usr/share/man/ja/man1/ex.1.gz because associated file /usr/share/man/ja/man1/vim.1.gz (of link group ex) doesn't exist</text:p>
      <text:p text:style-name="Standard">update-alternatives: warning: skip creation of /usr/share/man/pl/man1/ex.1.gz because associated file /usr/share/man/pl/man1/vim.1.gz (of link group ex) doesn't exist</text:p>
      <text:p text:style-name="Standard"><text:soft-page-break/>update-alternatives: warning: skip creation of /usr/share/man/ru/man1/ex.1.gz because associated file /usr/share/man/ru/man1/vim.1.gz (of link group ex) doesn't exist</text:p>
      <text:p text:style-name="Standard">update-alternatives: warning: skip creation of /usr/share/man/tr/man1/ex.1.gz because associated file /usr/share/man/tr/man1/vim.1.gz (of link group ex) doesn't exist</text:p>
      <text:p text:style-name="Standard">update-alternatives: using /usr/bin/vim.basic to provide /usr/bin/rview (rview) in auto mode</text:p>
      <text:p text:style-name="Standard">update-alternatives: using /usr/bin/vim.basic to provide /usr/bin/rvim (rvim) in auto mode</text:p>
      <text:p text:style-name="Standard">update-alternatives: using /usr/bin/vim.basic to provide /usr/bin/vi (vi) in auto mode</text:p>
      <text:p text:style-name="Standard">update-alternatives: warning: skip creation of /usr/share/man/man1/vi.1.gz because associated file /usr/share/man/man1/vim.1.gz (of link group vi) doesn't exist</text:p>
      <text:p text:style-name="Standard">update-alternatives: warning: skip creation of /usr/share/man/da/man1/vi.1.gz because associated file /usr/share/man/da/man1/vim.1.gz (of link group vi) doesn't exist</text:p>
      <text:p text:style-name="Standard">update-alternatives: warning: skip creation of /usr/share/man/de/man1/vi.1.gz because associated file /usr/share/man/de/man1/vim.1.gz (of link group vi) doesn't exist</text:p>
      <text:p text:style-name="Standard">update-alternatives: warning: skip creation of /usr/share/man/fr/man1/vi.1.gz because associated file /usr/share/man/fr/man1/vim.1.gz (of link group vi) doesn't exist</text:p>
      <text:p text:style-name="Standard">update-alternatives: warning: skip creation of /usr/share/man/it/man1/vi.1.gz because associated file /usr/share/man/it/man1/vim.1.gz (of link group vi) doesn't exist</text:p>
      <text:p text:style-name="Standard">update-alternatives: warning: skip creation of /usr/share/man/ja/man1/vi.1.gz because associated file /usr/share/man/ja/man1/vim.1.gz (of link group vi) doesn't exist</text:p>
      <text:p text:style-name="Standard">update-alternatives: warning: skip creation of /usr/share/man/pl/man1/vi.1.gz because associated file /usr/share/man/pl/man1/vim.1.gz (of link group vi) doesn't exist</text:p>
      <text:p text:style-name="Standard">update-alternatives: warning: skip creation of /usr/share/man/ru/man1/vi.1.gz because associated file /usr/share/man/ru/man1/vim.1.gz (of link group vi) doesn't exist</text:p>
      <text:p text:style-name="Standard">update-alternatives: warning: skip creation of /usr/share/man/tr/man1/vi.1.gz because associated file /usr/share/man/tr/man1/vim.1.gz (of link group vi) doesn't exist</text:p>
      <text:p text:style-name="Standard">update-alternatives: using /usr/bin/vim.basic to provide /usr/bin/view (view) in auto mode</text:p>
      <text:p text:style-name="Standard">update-alternatives: warning: skip creation of /usr/share/man/man1/view.1.gz because associated file /usr/share/man/man1/vim.1.gz (of link group view) doesn't exist</text:p>
      <text:p text:style-name="Standard">update-alternatives: warning: skip creation of /usr/share/man/da/man1/view.1.gz because associated file /usr/share/man/da/man1/vim.1.gz (of link group view) doesn't exist</text:p>
      <text:p text:style-name="Standard">update-alternatives: warning: skip creation of /usr/share/man/de/man1/view.1.gz because associated file /usr/share/man/de/man1/vim.1.gz (of link group view) doesn't exist</text:p>
      <text:p text:style-name="Standard">update-alternatives: warning: skip creation of /usr/share/man/fr/man1/view.1.gz because associated file /usr/share/man/fr/man1/vim.1.gz (of link group view) doesn't exist</text:p>
      <text:p text:style-name="Standard">update-alternatives: warning: skip creation of /usr/share/man/it/man1/view.1.gz because associated file /usr/share/man/it/man1/vim.1.gz (of link group view) doesn't exist</text:p>
      <text:p text:style-name="Standard">update-alternatives: warning: skip creation of /usr/share/man/ja/man1/view.1.gz because associated file /usr/share/man/ja/man1/vim.1.gz (of link group view) doesn't exist</text:p>
      <text:p text:style-name="Standard">update-alternatives: warning: skip creation of /usr/share/man/pl/man1/view.1.gz because associated file /usr/share/man/pl/man1/vim.1.gz (of link group view) doesn't exist</text:p>
      <text:p text:style-name="Standard">update-alternatives: warning: skip creation of /usr/share/man/ru/man1/view.1.gz because associated file /usr/share/man/ru/man1/vim.1.gz (of link group view) doesn't exist</text:p>
      <text:p text:style-name="Standard">update-alternatives: warning: skip creation of /usr/share/man/tr/man1/view.1.gz because associated file /usr/share/man/tr/man1/vim.1.gz (of link group view) doesn't exist</text:p>
      <text:p text:style-name="Standard">update-alternatives: using /usr/bin/vim.basic to provide /usr/bin/vim (vim) in auto mode</text:p>
      <text:p text:style-name="Standard">update-alternatives: using /usr/bin/vim.basic to provide /usr/bin/vimdiff (vimdiff) in auto mode</text:p>
      <text:p text:style-name="Standard">Processing triggers for libc-bin (2.39-0ubuntu8.3) ...</text:p>
      <text:p text:style-name="Standard">root@4c6e9828f646:/var/www/html# nano index.html</text:p>
      <text:p text:style-name="Standard">root@4c6e9828f646:/var/www/html# exit</text:p>
      <text:p text:style-name="Standard">exit</text:p>
      <text:p text:style-name="Standard">msis@msis:~$ sudo docker ps</text:p>
      <text:p text:style-name="Standard">[sudo] password for msis: </text:p>
      <text:p text:style-name="Standard"><text:soft-page-break/>CONTAINER ID <text:s text:c="2"/>IMAGE <text:s text:c="10"/>COMMAND <text:s text:c="6"/>CREATED <text:s text:c="9"/>STATUS <text:s text:c="9"/>PORTS <text:s text:c="4"/>NAMES</text:p>
      <text:p text:style-name="Standard">4c6e9828f646 <text:s text:c="2"/>ubuntu:latest <text:s text:c="2"/>"/bin/bash" <text:s text:c="2"/>16 minutes ago <text:s text:c="2"/>Up 16 minutes <text:s text:c="12"/>ubu</text:p>
      <text:p text:style-name="Standard">fd2cbfe415a9 <text:s text:c="2"/>centos:latest <text:s text:c="2"/>"/bin/bash" <text:s text:c="2"/>27 minutes ago <text:s text:c="2"/>Up 27 minutes <text:s text:c="12"/>centos</text:p>
      <text:p text:style-name="Standard">msis@msis:~$ sudo docker commit ubu bdaapache:v1</text:p>
      <text:p text:style-name="Standard">sha256:91e5956cc3b36fd51eb8c043795376b281f5bd7e64d11cbf7366678738a6e3ff</text:p>
      <text:p text:style-name="Standard">msis@msis:~$ sudo docker image ls</text:p>
      <text:p text:style-name="Standard">REPOSITORY <text:s text:c="11"/>TAG <text:s text:c="6"/>IMAGE ID <text:s text:c="6"/>CREATED <text:s text:c="9"/>SIZE</text:p>
      <text:p text:style-name="Standard">bdaapache <text:s text:c="12"/>v1 <text:s text:c="7"/>91e5956cc3b3 <text:s text:c="2"/>31 seconds ago <text:s text:c="2"/>330MB</text:p>
      <text:p text:style-name="Standard">ubuntu <text:s text:c="15"/>latest <text:s text:c="3"/>a04dc4851cbc <text:s text:c="2"/>8 days ago <text:s text:c="6"/>78.1MB</text:p>
      <text:p text:style-name="Standard">megharajnaik/phpapp <text:s text:c="2"/>latest <text:s text:c="3"/>ffbf7c484812 <text:s text:c="2"/>2 months ago <text:s text:c="4"/>228MB</text:p>
      <text:p text:style-name="Standard">megharajnaik/phpapp <text:s text:c="2"/>v1 <text:s text:c="7"/>ffbf7c484812 <text:s text:c="2"/>2 months ago <text:s text:c="4"/>228MB</text:p>
      <text:p text:style-name="Standard">&lt;none&gt; <text:s text:c="15"/>&lt;none&gt; <text:s text:c="3"/>ff952086f5d1 <text:s text:c="2"/>2 months ago <text:s text:c="4"/>227MB</text:p>
      <text:p text:style-name="Standard">ubuntu <text:s text:c="15"/>18.04 <text:s text:c="4"/>f9a80a55f492 <text:s text:c="2"/>20 months ago <text:s text:c="3"/>63.2MB</text:p>
      <text:p text:style-name="Standard">hello-world <text:s text:c="10"/>latest <text:s text:c="3"/>d2c94e258dcb <text:s text:c="2"/>21 months ago <text:s text:c="3"/>13.3kB</text:p>
      <text:p text:style-name="Standard">centos <text:s text:c="15"/>latest <text:s text:c="3"/>5d0da3dc9764 <text:s text:c="2"/>3 years ago <text:s text:c="5"/>231MB</text:p>
      <text:p text:style-name="Standard">msis@msis:~$ sudo docker run -name bdaapache -it -d -p 80:8011 bdaapache:v1</text:p>
      <text:p text:style-name="Standard">unknown shorthand flag: 'n' in -name</text:p>
      <text:p text:style-name="Standard">See 'docker run --help'.</text:p>
      <text:p text:style-name="Standard">msis@msis:~$ sudo docker run --name bdaapache -it -d -p 80:8011 bdaapache:v1</text:p>
      <text:p text:style-name="Standard">0d9d480dd9886918e3cb1a8cdeba5698d2031bc48c1f5be21e08f29c9cb4fa3b</text:p>
      <text:p text:style-name="Standard">docker: Error response from daemon: driver failed programming external connectivity on endpoint bdaapache (71215091cde2aa03a5d1ceb5a26fc2d29ed7651482176328e710801cdf5f5de6): Error starting userland proxy: listen tcp4 0.0.0.0:80: bind: address already in use.</text:p>
      <text:p text:style-name="Standard">msis@msis:~$ sudo docker run --name bdaapache -it -d -p 8011:80 bdaapache:v1</text:p>
      <text:p text:style-name="Standard">docker: Error response from daemon: Conflict. The container name "/bdaapache" is already in use by container "0d9d480dd9886918e3cb1a8cdeba5698d2031bc48c1f5be21e08f29c9cb4fa3b". You have to remove (or rename) that container to be able to reuse that name.</text:p>
      <text:p text:style-name="Standard">See 'docker run --help'.</text:p>
      <text:p text:style-name="Standard">msis@msis:~$ sudo docker rm -f bdaapache</text:p>
      <text:p text:style-name="Standard">bdaapache</text:p>
      <text:p text:style-name="Standard">msis@msis:~$ sudo docker run --name bdaapache -it -d -p 8011:80 bdaapache:v1</text:p>
      <text:p text:style-name="Standard">33acdbaad8e7188da286bbeae8e31fd1885757b92a649feb53e9f7863a7039ee</text:p>
      <text:p text:style-name="Standard">msis@msis:~$ sudo docker exec -it bdaapache bash</text:p>
      <text:p text:style-name="Standard">root@33acdbaad8e7:/# nano index.html</text:p>
      <text:p text:style-name="Standard">root@33acdbaad8e7:/# nano index <text:s text:c="4"/></text:p>
      <text:p text:style-name="Standard">root@33acdbaad8e7:/# service apache2 start <text:s/></text:p>
      <text:p text:style-name="Standard"><text:s/>* Starting Apache httpd web server apache2 <text:s text:c="83"/>AH00558: apache2: Could not reliably determine the server's fully qualified domain name, using 172.17.0.4. Set the 'ServerName' directive globally to suppress this message</text:p>
      <text:p text:style-name="Standard"><text:s/>* </text:p>
      <text:p text:style-name="Standard">root@33acdbaad8e7:/# exit</text:p>
      <text:p text:style-name="Standard">exit</text:p>
      <text:p text:style-name="Standard">msis@msis:~$ sudo docker tag bdaapache:v1 Sanjana0910/bdaapache:v1</text:p>
      <text:p text:style-name="Standard">Error parsing reference: "Sanjana0910/bdaapache:v1" is not a valid repository/tag: invalid reference format: repository name must be lowercase</text:p>
      <text:p text:style-name="Standard">msis@msis:~$ sudo docker tag bdaapache:v1 sanjana0910/bdaapache:v1</text:p>
      <text:p text:style-name="Standard">msis@msis:~$ sudo docker image ls</text:p>
      <text:p text:style-name="Standard">REPOSITORY <text:s text:c="13"/>TAG <text:s text:c="6"/>IMAGE ID <text:s text:c="6"/>CREATED <text:s text:c="9"/>SIZE</text:p>
      <text:p text:style-name="Standard">bdaapache <text:s text:c="14"/>v1 <text:s text:c="7"/>91e5956cc3b3 <text:s text:c="2"/>11 minutes ago <text:s text:c="2"/>330MB</text:p>
      <text:p text:style-name="Standard">sanjana0910/bdaapache <text:s text:c="2"/>v1 <text:s text:c="7"/>91e5956cc3b3 <text:s text:c="2"/>11 minutes ago <text:s text:c="2"/>330MB</text:p>
      <text:p text:style-name="Standard">ubuntu <text:s text:c="17"/>latest <text:s text:c="3"/>a04dc4851cbc <text:s text:c="2"/>8 days ago <text:s text:c="6"/>78.1MB</text:p>
      <text:p text:style-name="Standard"><text:soft-page-break/>megharajnaik/phpapp <text:s text:c="4"/>latest <text:s text:c="3"/>ffbf7c484812 <text:s text:c="2"/>2 months ago <text:s text:c="4"/>228MB</text:p>
      <text:p text:style-name="Standard">megharajnaik/phpapp <text:s text:c="4"/>v1 <text:s text:c="7"/>ffbf7c484812 <text:s text:c="2"/>2 months ago <text:s text:c="4"/>228MB</text:p>
      <text:p text:style-name="Standard">&lt;none&gt; <text:s text:c="17"/>&lt;none&gt; <text:s text:c="3"/>ff952086f5d1 <text:s text:c="2"/>2 months ago <text:s text:c="4"/>227MB</text:p>
      <text:p text:style-name="Standard">ubuntu <text:s text:c="17"/>18.04 <text:s text:c="4"/>f9a80a55f492 <text:s text:c="2"/>20 months ago <text:s text:c="3"/>63.2MB</text:p>
      <text:p text:style-name="Standard">hello-world <text:s text:c="12"/>latest <text:s text:c="3"/>d2c94e258dcb <text:s text:c="2"/>21 months ago <text:s text:c="3"/>13.3kB</text:p>
      <text:p text:style-name="Standard">centos <text:s text:c="17"/>latest <text:s text:c="3"/>5d0da3dc9764 <text:s text:c="2"/>3 years ago <text:s text:c="5"/>231MB</text:p>
      <text:p text:style-name="Standard">msis@msis:~$ sudo docker logout</text:p>
      <text:p text:style-name="Standard">Removing login credentials for https://index.docker.io/v1/</text:p>
      <text:p text:style-name="Standard">msis@msis:~$ sudo docker login</text:p>
      <text:p text:style-name="Standard">Log in with your Docker ID or email address to push and pull images from Docker Hub. If you don't have a Docker ID, head over to https://hub.docker.com/ to create one.</text:p>
      <text:p text:style-name="Standard">You can log in with your password or a Personal Access Token (PAT). Using a limited-scope PAT grants better security and is required for organizations using SSO. Learn more at https://docs.docker.com/go/access-tokens/</text:p>
      <text:p text:style-name="Standard"/>
      <text:p text:style-name="Standard">Username: sanjana0910</text:p>
      <text:p text:style-name="Standard">Password: </text:p>
      <text:p text:style-name="Standard">WARNING! Your password will be stored unencrypted in /root/.docker/config.json.</text:p>
      <text:p text:style-name="Standard">Configure a credential helper to remove this warning. See</text:p>
      <text:p text:style-name="Standard">https://docs.docker.com/engine/reference/commandline/login/#credentials-store</text:p>
      <text:p text:style-name="Standard"/>
      <text:p text:style-name="Standard">Login Succeeded</text:p>
      <text:p text:style-name="Standard">msis@msis:~$ sudo docker push sanjana0910/bdaapache:v1</text:p>
      <text:p text:style-name="Standard">The push refers to repository [docker.io/sanjana0910/bdaapache]</text:p>
      <text:p text:style-name="Standard">4fdf4de4f7b0: Pushed </text:p>
      <text:p text:style-name="Standard">4b7c01ed0534: Mounted from library/ubuntu </text:p>
      <text:p text:style-name="Standard">v1: digest: sha256:b54383bdd1150626c0054603334886fe1b2b22bcb1e4892d1e6bec3052c8d899 size: 741</text:p>
      <text:p text:style-name="Standard">msis@msis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5:37:34.053476835</meta:creation-date>
    <dc:date>2025-02-04T15:41:41.451002592</dc:date>
    <meta:editing-duration>PT4M9S</meta:editing-duration>
    <meta:editing-cycles>1</meta:editing-cycles>
    <meta:document-statistic meta:table-count="0" meta:image-count="0" meta:object-count="0" meta:page-count="21" meta:paragraph-count="869" meta:word-count="5774" meta:character-count="60740" meta:non-whitespace-character-count="52687"/>
    <meta:generator>LibreOffice/7.3.7.2$Linux_X86_64 LibreOffice_project/30$Build-2</meta:generator>
  </office:meta>
</office:document-meta>
</file>